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a8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7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ba8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c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1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ba8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b4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44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56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ba8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32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0e8" style:family="table-cel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fc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208" style:family="table-cel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68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2e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768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88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ac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52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64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d4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c2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f8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b0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ba99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9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baa0a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9e68" style:family="table-cell" style:data-style-name="General">
      <style:table-cell-properties fo:background-color="#c0c0c0" fo:border-top="0.035cm solid #000000" fo:border-bottom="0.071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1c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4e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968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ba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72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848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f4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b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06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18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2a8" style:family="table-cell" style:data-style-name="General">
      <style:table-cell-properties fo:background-color="transparent" fo:border-top="0.035cm solid #000000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8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baa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a8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ae28" style:family="table-cell" style:data-style-name="General">
      <style:table-cell-properties fo:background-color="#c0c0c0" fo:border-top="0.035cm solid #000000" fo:border-bottom="0.071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bab3c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OL-1" style:family="table-column">
      <style:table-column-properties style:column-width="89.34pt" style:use-optimal-column-width="false"/>
    </style:style>
    <style:style style:name="ACOL-2" style:family="table-column">
      <style:table-column-properties style:column-width="82.56pt" style:use-optimal-column-width="false"/>
    </style:style>
    <style:style style:name="ACOL-3" style:family="table-column">
      <style:table-column-properties style:column-width="148.70pt" style:use-optimal-column-width="false"/>
    </style:style>
    <style:style style:name="ACOL-4" style:family="table-column">
      <style:table-column-properties style:column-width="84.82pt" style:use-optimal-column-width="false"/>
    </style:style>
    <style:style style:name="ACOL-5" style:family="table-column">
      <style:table-column-properties style:column-width="69.80pt" style:use-optimal-column-width="false"/>
    </style:style>
    <style:style style:name="ACOL-6" style:family="table-column">
      <style:table-column-properties style:column-width="61.52pt" style:use-optimal-column-width="false"/>
    </style:style>
    <style:style style:name="ACOL-7" style:family="table-column">
      <style:table-column-properties style:column-width="75.06pt" style:use-optimal-column-width="false"/>
    </style:style>
    <style:style style:name="ACOL-8" style:family="table-column">
      <style:table-column-properties style:column-width="130.70pt" style:use-optimal-column-width="false"/>
    </style:style>
    <style:style style:name="ACOL-9" style:family="table-column"/>
    <style:style style:name="ACOL-10" style:family="table-column">
      <style:table-column-properties style:column-width="100.60pt" style:use-optimal-column-width="false"/>
    </style:style>
    <style:style style:name="ACOL-11" style:family="table-column">
      <style:table-column-properties style:column-width="105.10pt" style:use-optimal-column-width="false"/>
    </style:style>
    <style:style style:name="ACOL-12" style:family="table-column">
      <style:table-column-properties style:column-width="114.90pt" style:use-optimal-column-width="false"/>
    </style:style>
    <style:style style:name="ACOL-13" style:family="table-column">
      <style:table-column-properties style:column-width="132.90pt" style:use-optimal-column-width="false"/>
    </style:style>
    <style:style style:name="ACOL-14" style:family="table-column">
      <style:table-column-properties style:column-width="140.40pt" style:use-optimal-column-width="false"/>
    </style:style>
    <style:style style:name="ACOL-15" style:family="table-column">
      <style:table-column-properties style:column-width="64.54pt" style:use-optimal-column-width="false"/>
    </style:style>
    <style:style style:name="ACOL-16" style:family="table-column">
      <style:table-column-properties style:column-width="70.54pt" style:use-optimal-column-width="false"/>
    </style:style>
    <style:style style:name="ACOL-17" style:family="table-column">
      <style:table-column-properties style:column-width="67.54pt" style:use-optimal-column-width="false"/>
    </style:style>
    <style:style style:name="ACOL-18" style:family="table-column">
      <style:table-column-properties style:column-width="222.30pt" style:use-optimal-column-width="false"/>
    </style:style>
    <style:style style:name="ACOL-19" style:family="table-column">
      <style:table-column-properties style:column-width="80.32pt" style:use-optimal-column-width="false"/>
    </style:style>
    <style:style style:name="ACOL-20" style:family="table-column">
      <style:table-column-properties style:column-width="94.60pt" style:use-optimal-column-width="false"/>
    </style:style>
    <style:style style:name="ACOL-21" style:family="table-column">
      <style:table-column-properties style:column-width="120.90pt" style:use-optimal-column-width="false"/>
    </style:style>
    <style:style style:name="ACOL-22" style:family="table-column">
      <style:table-column-properties style:column-width="142.70pt" style:use-optimal-column-width="false"/>
    </style:style>
    <style:style style:name="ACOL-23" style:family="table-column">
      <style:table-column-properties style:column-width="77.30pt" style:use-optimal-column-width="false"/>
    </style:style>
    <style:style style:name="ACOL-24" style:family="table-column">
      <style:table-column-properties style:column-width="129.20pt" style:use-optimal-column-width="false"/>
    </style:style>
    <style:style style:name="ACOL-25" style:family="table-column">
      <style:table-column-properties style:column-width="62.28pt" style:use-optimal-column-width="false"/>
    </style:style>
    <style:style style:name="ACOL-26" style:family="table-column">
      <style:table-column-properties style:column-width="108.90pt" style:use-optimal-column-width="false"/>
    </style:style>
    <style:style style:name="ACOL-27" style:family="table-column">
      <style:table-column-properties style:column-width="127.70pt" style:use-optimal-column-width="false"/>
    </style:style>
    <style:style style:name="ACOL-28" style:family="table-column">
      <style:table-column-properties style:column-width="160.00pt" style:use-optimal-column-width="false"/>
    </style:style>
    <style:style style:name="ACOL-29" style:family="table-column">
      <style:table-column-properties style:column-width="178.00pt" style:use-optimal-column-width="false"/>
    </style:style>
    <style:style style:name="ACOL-30" style:family="table-column">
      <style:table-column-properties style:column-width="156.20pt" style:use-optimal-column-width="false"/>
    </style:style>
    <style:style style:name="ACOL-31" style:family="table-column">
      <style:table-column-properties style:column-width="65.28pt" style:use-optimal-column-width="false"/>
    </style:style>
    <style:style style:name="ACOL-32" style:family="table-column">
      <style:table-column-properties style:column-width="111.10pt" style:use-optimal-column-width="false"/>
    </style:style>
    <style:style style:name="ACOL-33" style:family="table-column">
      <style:table-column-properties style:column-width="154.70pt" style:use-optimal-column-width="false"/>
    </style:style>
    <style:style style:name="ACOL-34" style:family="table-column">
      <style:table-column-properties style:column-width="143.40pt" style:use-optimal-column-width="false"/>
    </style:style>
    <style:style style:name="ACOL-35" style:family="table-column">
      <style:table-column-properties style:column-width="141.20pt" style:use-optimal-column-width="false"/>
    </style:style>
    <style:style style:name="ACOL-36" style:family="table-column">
      <style:table-column-properties style:column-width="146.40pt" style:use-optimal-column-width="false"/>
    </style:style>
    <style:style style:name="ACOL-37" style:family="table-column">
      <style:table-column-properties style:column-width="144.20pt" style:use-optimal-column-width="false"/>
    </style:style>
    <style:style style:name="ACOL-38" style:family="table-column">
      <style:table-column-properties style:column-width="120.10pt" style:use-optimal-column-width="false"/>
    </style:style>
    <style:style style:name="ACOL-39" style:family="table-column">
      <style:table-column-properties style:column-width="139.70pt" style:use-optimal-column-width="false"/>
    </style:style>
    <style:style style:name="ACOL-40" style:family="table-column">
      <style:table-column-properties style:column-width="147.20pt" style:use-optimal-column-width="false"/>
    </style:style>
    <style:style style:name="AROW-1" style:family="table-row"/>
    <style:style style:name="AROW-2" style:family="table-row">
      <style:table-row-properties style:row-height="14.00pt" style:use-optimal-row-height="true"/>
    </style:style>
    <style:style style:name="AROW-3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disable" table:steps="100"/>
      </table:calculation-settings>
      <table:table table:name="Solar tower" table:style-name="ta-v-lr">
        <table:table-column table:default-cell-style-name="ACE-0xba85a8" table:style-name="ACOL-1"/>
        <table:table-column table:default-cell-style-name="ACE-0xba85a8" table:style-name="ACOL-2"/>
        <table:table-column table:default-cell-style-name="ACE-0xba85a8" table:style-name="ACOL-3"/>
        <table:table-column table:default-cell-style-name="ACE-0xba85a8" table:style-name="ACOL-4"/>
        <table:table-column table:default-cell-style-name="ACE-0xba85a8" table:style-name="ACOL-5"/>
        <table:table-column table:default-cell-style-name="ACE-0xba85a8" table:style-name="ACOL-6"/>
        <table:table-column table:default-cell-style-name="ACE-0xba85a8" table:style-name="ACOL-7"/>
        <table:table-column table:default-cell-style-name="ACE-0xba85a8" table:style-name="ACOL-8"/>
        <table:table-column table:default-cell-style-name="ACE-0xba85a8" table:style-name="ACOL-0" table:number-columns-repeated="248"/>
        <table:table-row table:style-name="AROW-0">
          <table:table-cell table:number-columns-repeated="256" table:style-name="ACE-0xba85a8"/>
        </table:table-row>
        <table:table-row table:style-name="AROW-0">
          <table:table-cell table:style-name="ACE-0xba85a8" office:value-type="string">
            <text:p>Solar tower 1 is located 1 m east of CP1 in a clearing</text:p>
          </table:table-cell>
          <table:table-cell table:number-columns-repeated="255" table:style-name="ACE-0xba85a8"/>
        </table:table-row>
        <table:table-row table:style-name="AROW-0">
          <table:table-cell table:style-name="ACE-0xba85a8" office:value-type="string">
            <text:p>30 ft mast - two lengths extended to 21 feet</text:p>
          </table:table-cell>
          <table:table-cell table:number-columns-repeated="255" table:style-name="ACE-0xba85a8"/>
        </table:table-row>
        <table:table-row table:style-name="AROW-0">
          <table:table-cell table:style-name="ACE-0xba85a8" office:value-type="string">
            <text:p>2 guywire sets at 10ft and 20 ft</text:p>
          </table:table-cell>
          <table:table-cell table:number-columns-repeated="255" table:style-name="ACE-0xba85a8"/>
        </table:table-row>
        <table:table-row table:style-name="AROW-0">
          <table:table-cell table:number-columns-repeated="256" table:style-name="ACE-0xba85a8"/>
        </table:table-row>
        <table:table-row table:style-name="AROW-0">
          <table:table-cell table:style-name="ACE-0xba86c8" office:value-type="string">
            <text:p>Panels</text:p>
          </table:table-cell>
          <table:table-cell table:style-name="ACE-0xba86c8" office:value-type="string">
            <text:p>Model</text:p>
          </table:table-cell>
          <table:table-cell table:style-name="ACE-0xba86c8" office:value-type="string">
            <text:p>Mounting hardware</text:p>
          </table:table-cell>
          <table:table-cell table:style-name="ACE-0xba86c8" office:value-type="string">
            <text:p>Wired to</text:p>
          </table:table-cell>
          <table:table-cell table:style-name="ACE-0xba86c8" office:value-type="string">
            <text:p>Wired to</text:p>
          </table:table-cell>
          <table:table-cell table:style-name="ACE-0xba86c8" office:value-type="string">
            <text:p>Lead length</text:p>
          </table:table-cell>
          <table:table-cell table:style-name="ACE-0xba86c8" office:value-type="string">
            <text:p>Wattage</text:p>
          </table:table-cell>
          <table:table-cell table:style-name="ACE-0xba86c8" office:value-type="string">
            <text:p>Notes</text:p>
          </table:table-cell>
          <table:table-cell table:number-columns-repeated="248" table:style-name="ACE-0xba85a8"/>
        </table:table-row>
        <table:table-row table:style-name="AROW-0">
          <table:table-cell table:style-name="ACE-0xba85a8" office:value-type="string">
            <text:p>20 watt 1</text:p>
          </table:table-cell>
          <table:table-cell table:style-name="ACE-0xba85a8" office:value-type="string">
            <text:p>Solarex…</text:p>
          </table:table-cell>
          <table:table-cell table:style-name="ACE-0xba85a8" office:value-type="string">
            <text:p>complete brackets</text:p>
          </table:table-cell>
          <table:table-cell table:style-name="ACE-0xba85a8" office:value-type="string">
            <text:p>Charge controller 1</text:p>
          </table:table-cell>
          <table:table-cell table:style-name="ACE-0xba85a8"/>
          <table:table-cell table:style-name="ACE-0xba87e8" office:value-type="string">
            <text:p>4m(?)</text:p>
          </table:table-cell>
          <table:table-cell table:style-name="ACE-0xba85a8" office:value-type="float" office:value="20">
            <text:p>20</text:p>
          </table:table-cell>
          <table:table-cell table:number-columns-repeated="249" table:style-name="ACE-0xba85a8"/>
        </table:table-row>
        <table:table-row table:style-name="AROW-0">
          <table:table-cell table:style-name="ACE-0xba85a8" office:value-type="string">
            <text:p>20 watt 2</text:p>
          </table:table-cell>
          <table:table-cell table:style-name="ACE-0xba85a8" office:value-type="string">
            <text:p>Solarex…</text:p>
          </table:table-cell>
          <table:table-cell table:style-name="ACE-0xba85a8" office:value-type="string">
            <text:p>brackets found</text:p>
          </table:table-cell>
          <table:table-cell table:style-name="ACE-0xba85a8" office:value-type="string">
            <text:p>Charge controller 2</text:p>
          </table:table-cell>
          <table:table-cell table:style-name="ACE-0xba85a8"/>
          <table:table-cell table:style-name="ACE-0xba87e8" office:value-type="string">
            <text:p>4m(?)</text:p>
          </table:table-cell>
          <table:table-cell table:style-name="ACE-0xba85a8" office:value-type="float" office:value="20">
            <text:p>20</text:p>
          </table:table-cell>
          <table:table-cell table:number-columns-repeated="249" table:style-name="ACE-0xba85a8"/>
        </table:table-row>
        <table:table-row table:style-name="AROW-0">
          <table:table-cell table:style-name="ACE-0xba85a8" office:value-type="string">
            <text:p>20 watt 3</text:p>
          </table:table-cell>
          <table:table-cell table:style-name="ACE-0xba85a8" office:value-type="string">
            <text:p>Solarex…</text:p>
          </table:table-cell>
          <table:table-cell table:style-name="ACE-0xba85a8" office:value-type="string">
            <text:p>new brackets</text:p>
          </table:table-cell>
          <table:table-cell table:style-name="ACE-0xba85a8" office:value-type="string">
            <text:p>Charge controller 3</text:p>
          </table:table-cell>
          <table:table-cell table:style-name="ACE-0xba85a8"/>
          <table:table-cell table:style-name="ACE-0xba87e8" office:value-type="string">
            <text:p>10m(?)</text:p>
          </table:table-cell>
          <table:table-cell table:style-name="ACE-0xba85a8" office:value-type="float" office:value="30">
            <text:p>30</text:p>
          </table:table-cell>
          <table:table-cell table:number-columns-repeated="249" table:style-name="ACE-0xba85a8"/>
        </table:table-row>
        <table:table-row table:style-name="AROW-0">
          <table:table-cell table:number-columns-repeated="256" table:style-name="ACE-0xba85a8"/>
        </table:table-row>
        <table:table-row table:style-name="AROW-0">
          <table:table-cell table:style-name="ACE-0xba86c8" office:value-type="string">
            <text:p>Charge controllers</text:p>
          </table:table-cell>
          <table:table-cell table:style-name="ACE-0xba86c8" office:value-type="string">
            <text:p>Model</text:p>
          </table:table-cell>
          <table:table-cell table:style-name="ACE-0xba86c8" office:value-type="string">
            <text:p>Mounting hardware</text:p>
          </table:table-cell>
          <table:table-cell table:style-name="ACE-0xba86c8" office:value-type="string">
            <text:p>Wired to </text:p>
          </table:table-cell>
          <table:table-cell table:style-name="ACE-0xba86c8" office:value-type="string">
            <text:p>Wired to</text:p>
          </table:table-cell>
          <table:table-cell table:style-name="ACE-0xba86c8" office:value-type="string">
            <text:p>Lead length</text:p>
          </table:table-cell>
          <table:table-cell table:number-columns-repeated="250" table:style-name="ACE-0xba85a8"/>
        </table:table-row>
        <table:table-row table:style-name="AROW-0">
          <table:table-cell table:style-name="ACE-0xba85a8" office:value-type="string">
            <text:p>Controller 1</text:p>
          </table:table-cell>
          <table:table-cell table:style-name="ACE-0xba85a8" office:value-type="string">
            <text:p>Morningstar SS-6-12V</text:p>
          </table:table-cell>
          <table:table-cell table:style-name="ACE-0xba85a8" office:value-type="string">
            <text:p>velcro to interior of enclosure 1</text:p>
          </table:table-cell>
          <table:table-cell table:style-name="ACE-0xba85a8" office:value-type="string">
            <text:p>Solarex20 1</text:p>
          </table:table-cell>
          <table:table-cell table:style-name="ACE-0xba85a8" office:value-type="string">
            <text:p>Battery array</text:p>
          </table:table-cell>
          <table:table-cell table:number-columns-repeated="251" table:style-name="ACE-0xba85a8"/>
        </table:table-row>
        <table:table-row table:style-name="AROW-0">
          <table:table-cell table:style-name="ACE-0xba85a8" office:value-type="string">
            <text:p>Controller 2</text:p>
          </table:table-cell>
          <table:table-cell table:style-name="ACE-0xba85a8" office:value-type="string">
            <text:p>Morningstar SS-6-12V</text:p>
          </table:table-cell>
          <table:table-cell table:style-name="ACE-0xba85a8" office:value-type="string">
            <text:p>""</text:p>
          </table:table-cell>
          <table:table-cell table:style-name="ACE-0xba85a8" office:value-type="string">
            <text:p>Solarex20 2</text:p>
          </table:table-cell>
          <table:table-cell table:style-name="ACE-0xba85a8" office:value-type="string">
            <text:p>Battery array</text:p>
          </table:table-cell>
          <table:table-cell table:number-columns-repeated="251" table:style-name="ACE-0xba85a8"/>
        </table:table-row>
        <table:table-row table:style-name="AROW-0">
          <table:table-cell table:style-name="ACE-0xba85a8" office:value-type="string">
            <text:p>Controllar 3</text:p>
          </table:table-cell>
          <table:table-cell table:style-name="ACE-0xba85a8" office:value-type="string">
            <text:p>Morningstar SS-6-12V</text:p>
          </table:table-cell>
          <table:table-cell table:style-name="ACE-0xba85a8" office:value-type="string">
            <text:p>""</text:p>
          </table:table-cell>
          <table:table-cell table:style-name="ACE-0xba85a8" office:value-type="string">
            <text:p>Solarex30 1</text:p>
          </table:table-cell>
          <table:table-cell table:style-name="ACE-0xba85a8" office:value-type="string">
            <text:p>Battery array</text:p>
          </table:table-cell>
          <table:table-cell table:number-columns-repeated="251" table:style-name="ACE-0xba85a8"/>
        </table:table-row>
        <table:table-row table:style-name="AROW-0">
          <table:table-cell table:number-columns-repeated="256" table:style-name="ACE-0xba85a8"/>
        </table:table-row>
        <table:table-row table:style-name="AROW-0">
          <table:table-cell table:style-name="ACE-0xba86c8" office:value-type="string">
            <text:p>Batteries</text:p>
          </table:table-cell>
          <table:table-cell table:style-name="ACE-0xba86c8" office:value-type="string">
            <text:p>Model</text:p>
          </table:table-cell>
          <table:table-cell table:style-name="ACE-0xba86c8" office:value-type="string">
            <text:p>Mounting hardware</text:p>
          </table:table-cell>
          <table:table-cell table:style-name="ACE-0xba86c8" office:value-type="string">
            <text:p>Wired to</text:p>
          </table:table-cell>
          <table:table-cell table:style-name="ACE-0xba86c8" office:value-type="string">
            <text:p>Wired to</text:p>
          </table:table-cell>
          <table:table-cell table:style-name="ACE-0xba86c8" office:value-type="string">
            <text:p>Lead length</text:p>
          </table:table-cell>
          <table:table-cell table:style-name="ACE-0xba86c8" office:value-type="string">
            <text:p>AmpHrs</text:p>
          </table:table-cell>
          <table:table-cell table:style-name="ACE-0xba86c8" office:value-type="string">
            <text:p>Notes</text:p>
          </table:table-cell>
          <table:table-cell table:number-columns-repeated="248" table:style-name="ACE-0xba85a8"/>
        </table:table-row>
        <table:table-row table:style-name="AROW-0">
          <table:table-cell table:style-name="ACE-0xba85a8" office:value-type="string">
            <text:p>SunXtender 1</text:p>
          </table:table-cell>
          <table:table-cell table:style-name="ACE-0xba85a8" office:value-type="string">
            <text:p>SunXtender…</text:p>
          </table:table-cell>
          <table:table-cell table:style-name="ACE-0xba85a8" office:value-type="string">
            <text:p>Black battery box 1</text:p>
          </table:table-cell>
          <table:table-cell table:style-name="ACE-0xba85a8" office:value-type="string">
            <text:p>Charge controllers (3)</text:p>
          </table:table-cell>
          <table:table-cell table:style-name="ACE-0xba85a8" office:value-type="string">
            <text:p>Dataloggers (2)</text:p>
          </table:table-cell>
          <table:table-cell table:number-columns-repeated="2" table:style-name="ACE-0xba85a8"/>
          <table:table-cell table:style-name="ACE-0xba85a8" office:value-type="string">
            <text:p>Daisy chained together in box</text:p>
          </table:table-cell>
          <table:table-cell table:number-columns-repeated="248" table:style-name="ACE-0xba85a8"/>
        </table:table-row>
        <table:table-row table:style-name="AROW-0">
          <table:table-cell table:style-name="ACE-0xba85a8" office:value-type="string">
            <text:p>SunXtender 2</text:p>
          </table:table-cell>
          <table:table-cell table:style-name="ACE-0xba85a8" office:value-type="string">
            <text:p>SunXtender…</text:p>
          </table:table-cell>
          <table:table-cell table:style-name="ACE-0xba85a8" office:value-type="string">
            <text:p>""</text:p>
          </table:table-cell>
          <table:table-cell table:style-name="ACE-0xba85a8" office:value-type="string">
            <text:p>Charge controllers (3)</text:p>
          </table:table-cell>
          <table:table-cell table:style-name="ACE-0xba85a8" office:value-type="string">
            <text:p>Dataloggers (2)</text:p>
          </table:table-cell>
          <table:table-cell table:number-columns-repeated="2" table:style-name="ACE-0xba85a8"/>
          <table:table-cell table:style-name="ACE-0xba85a8" office:value-type="string">
            <text:p>Daisy chained together in box</text:p>
          </table:table-cell>
          <table:table-cell table:number-columns-repeated="248" table:style-name="ACE-0xba85a8"/>
        </table:table-row>
        <table:table-row table:style-name="AROW-0">
          <table:table-cell table:style-name="ACE-0xba85a8" office:value-type="string">
            <text:p>SunXtender sm1</text:p>
          </table:table-cell>
          <table:table-cell table:style-name="ACE-0xba85a8" office:value-type="string">
            <text:p>SunXtender…</text:p>
          </table:table-cell>
          <table:table-cell table:style-name="ACE-0xba85a8" office:value-type="string">
            <text:p>""</text:p>
          </table:table-cell>
          <table:table-cell table:style-name="ACE-0xba85a8" office:value-type="string">
            <text:p>Charge controllers (3)</text:p>
          </table:table-cell>
          <table:table-cell table:style-name="ACE-0xba85a8" office:value-type="string">
            <text:p>Dataloggers (2)</text:p>
          </table:table-cell>
          <table:table-cell table:number-columns-repeated="2" table:style-name="ACE-0xba85a8"/>
          <table:table-cell table:style-name="ACE-0xba85a8" office:value-type="string">
            <text:p>Daisy chained together in box</text:p>
          </table:table-cell>
          <table:table-cell table:number-columns-repeated="248" table:style-name="ACE-0xba85a8"/>
        </table:table-row>
        <table:table-row table:style-name="AROW-0">
          <table:table-cell table:style-name="ACE-0xba85a8" office:value-type="string">
            <text:p>SunXtender sm2</text:p>
          </table:table-cell>
          <table:table-cell table:style-name="ACE-0xba85a8" office:value-type="string">
            <text:p>SunXtender…</text:p>
          </table:table-cell>
          <table:table-cell table:style-name="ACE-0xba85a8" office:value-type="string">
            <text:p>""</text:p>
          </table:table-cell>
          <table:table-cell table:style-name="ACE-0xba85a8" office:value-type="string">
            <text:p>Charge controllers (3)</text:p>
          </table:table-cell>
          <table:table-cell table:style-name="ACE-0xba85a8" office:value-type="string">
            <text:p>Dataloggers (2)</text:p>
          </table:table-cell>
          <table:table-cell table:number-columns-repeated="2" table:style-name="ACE-0xba85a8"/>
          <table:table-cell table:style-name="ACE-0xba85a8" office:value-type="string">
            <text:p>Daisy chained together in box</text:p>
          </table:table-cell>
          <table:table-cell table:number-columns-repeated="248" table:style-name="ACE-0xba85a8"/>
        </table:table-row>
        <table:table-row table:style-name="AROW-0">
          <table:table-cell table:style-name="ACE-0xba85a8" office:value-type="string">
            <text:p>SunXtender sm3</text:p>
          </table:table-cell>
          <table:table-cell table:style-name="ACE-0xba85a8" office:value-type="string">
            <text:p>SunXtender…</text:p>
          </table:table-cell>
          <table:table-cell table:style-name="ACE-0xba85a8" office:value-type="string">
            <text:p>""</text:p>
          </table:table-cell>
          <table:table-cell table:style-name="ACE-0xba85a8" office:value-type="string">
            <text:p>Charge controllers (3)</text:p>
          </table:table-cell>
          <table:table-cell table:style-name="ACE-0xba85a8" office:value-type="string">
            <text:p>Dataloggers (2)</text:p>
          </table:table-cell>
          <table:table-cell table:number-columns-repeated="2" table:style-name="ACE-0xba85a8"/>
          <table:table-cell table:style-name="ACE-0xba85a8" office:value-type="string">
            <text:p>Daisy chained together in box</text:p>
          </table:table-cell>
          <table:table-cell table:number-columns-repeated="248" table:style-name="ACE-0xba85a8"/>
        </table:table-row>
        <table:table-row table:style-name="AROW-0">
          <table:table-cell table:number-columns-repeated="64" table:style-name="ACE-0xba85a8"/>
          <table:table-cell table:number-columns-repeated="192" table:style-name="ACE-0xba85a8"/>
        </table:table-row>
        <table:table-row table:style-name="AROW-0" table:number-rows-repeated="234">
          <table:table-cell table:number-columns-repeated="64" table:style-name="ACE-0xba85a8"/>
          <table:table-cell table:number-columns-repeated="192" table:style-name="ACE-0xba85a8"/>
        </table:table-row>
        <table:table-row table:style-name="AROW-0">
          <table:table-cell table:number-columns-repeated="64" table:style-name="ACE-0xba85a8"/>
          <table:table-cell table:number-columns-repeated="192" table:style-name="ACE-0xba85a8"/>
        </table:table-row>
        <table:table-row table:style-name="AROW-0" table:number-rows-repeated="65279">
          <table:table-cell table:number-columns-repeated="64" table:style-name="ACE-0xba85a8"/>
          <table:table-cell table:number-columns-repeated="192" table:style-name="ACE-0xba85a8"/>
        </table:table-row>
      </table:table>
      <table:table table:name="Met tower" table:style-name="ta-v-lr">
        <table:table-column table:default-cell-style-name="ACE-0xba8a28" table:style-name="ACOL-10"/>
        <table:table-column table:default-cell-style-name="ACE-0xba8a28" table:style-name="ACOL-11"/>
        <table:table-column table:default-cell-style-name="ACE-0xba8a28" table:style-name="ACOL-12"/>
        <table:table-column table:default-cell-style-name="ACE-0xba8a28" table:style-name="ACOL-13" table:number-columns-repeated="2"/>
        <table:table-column table:default-cell-style-name="ACE-0xba8a28" table:style-name="ACOL-14"/>
        <table:table-column table:default-cell-style-name="ACE-0xba8a28" table:style-name="ACOL-15"/>
        <table:table-column table:default-cell-style-name="ACE-0xba8a28" table:style-name="ACOL-16" table:number-columns-repeated="5"/>
        <table:table-column table:default-cell-style-name="ACE-0xba8a28" table:style-name="ACOL-17"/>
        <table:table-column table:default-cell-style-name="ACE-0xba8a28" table:style-name="ACOL-18"/>
        <table:table-column table:default-cell-style-name="ACE-0xba8a28" table:style-name="ACOL-0" table:number-columns-repeated="242"/>
        <table:table-row table:style-name="AROW-2">
          <table:table-cell table:style-name="ACE-0xba8908" office:value-type="string">
            <text:p>Met tower 1 is located 16m east (and slightly downhill) from the solar tower</text:p>
          </table:table-cell>
          <table:table-cell table:style-name="ACE-0xba8908"/>
          <table:table-cell table:number-columns-repeated="254" table:style-name="ACE-0xba8a28"/>
        </table:table-row>
        <table:table-row table:style-name="AROW-0">
          <table:table-cell table:style-name="ACE-0xba8908" office:value-type="string">
            <text:p>30 ft mast - two lengths extended to 21 feet</text:p>
          </table:table-cell>
          <table:table-cell table:style-name="ACE-0xba8908"/>
          <table:table-cell table:number-columns-repeated="254" table:style-name="ACE-0xba8a28"/>
        </table:table-row>
        <table:table-row table:style-name="AROW-0">
          <table:table-cell table:style-name="ACE-0xba8908" office:value-type="string">
            <text:p>2 guywire sets at 10ft and 20 ft</text:p>
          </table:table-cell>
          <table:table-cell table:style-name="ACE-0xba8908"/>
          <table:table-cell table:number-columns-repeated="254" table:style-name="ACE-0xba8a28"/>
        </table:table-row>
        <table:table-row table:style-name="AROW-0">
          <table:table-cell table:number-columns-repeated="2" table:style-name="ACE-0xba8908"/>
          <table:table-cell table:number-columns-repeated="254" table:style-name="ACE-0xba8a28"/>
        </table:table-row>
        <table:table-row table:style-name="AROW-2">
          <table:table-cell table:style-name="ACE-0xba8908" office:value-type="string">
            <text:p>Boom 1 (4ft length) is just above boom (~3.6m) and faces N/S</text:p>
          </table:table-cell>
          <table:table-cell table:style-name="ACE-0xba8908"/>
          <table:table-cell table:number-columns-repeated="254" table:style-name="ACE-0xba8a28"/>
        </table:table-row>
        <table:table-row table:style-name="AROW-2">
          <table:table-cell table:style-name="ACE-0xba8908" office:value-type="string">
            <text:p>Boom 2 (6ft length) is at 3.5m, oriented east/west</text:p>
          </table:table-cell>
          <table:table-cell table:style-name="ACE-0xba8908"/>
          <table:table-cell table:number-columns-repeated="254" table:style-name="ACE-0xba8a28"/>
        </table:table-row>
        <text:soft-page-break/>
        <table:table-row table:style-name="AROW-2">
          <table:table-cell table:style-name="ACE-0xba8908" office:value-type="string">
            <text:p>Enclosure 1 is mounted at 1.5 m</text:p>
          </table:table-cell>
          <table:table-cell table:style-name="ACE-0xba8908"/>
          <table:table-cell table:number-columns-repeated="254" table:style-name="ACE-0xba8a28"/>
        </table:table-row>
        <table:table-row table:style-name="AROW-0">
          <table:table-cell table:number-columns-repeated="256" table:style-name="ACE-0xba8a28"/>
        </table:table-row>
        <table:table-row table:style-name="AROW-0">
          <table:table-cell table:style-name="ACE-0xba8908" office:value-type="string">
            <text:p>Sensor</text:p>
          </table:table-cell>
          <table:table-cell table:style-name="ACE-0xba8908" office:value-type="string">
            <text:p>Model</text:p>
          </table:table-cell>
          <table:table-cell table:style-name="ACE-0xba8908" office:value-type="string">
            <text:p>ser num</text:p>
          </table:table-cell>
          <table:table-cell table:style-name="ACE-0xba8908" office:value-type="string">
            <text:p>Mounting hardware</text:p>
          </table:table-cell>
          <table:table-cell table:style-name="ACE-0xba8908" office:value-type="string">
            <text:p>Mounting location</text:p>
          </table:table-cell>
          <table:table-cell table:style-name="ACE-0xba8908" office:value-type="string">
            <text:p>Mounting ht/dir</text:p>
          </table:table-cell>
          <table:table-cell table:style-name="ACE-0xba8908" office:value-type="string">
            <text:p>Wired to</text:p>
          </table:table-cell>
          <table:table-cell table:style-name="ACE-0xba8908" office:value-type="string">
            <text:p>Lead length</text:p>
          </table:table-cell>
          <table:table-cell table:style-name="ACE-0xba8908" office:value-type="string">
            <text:p>Calibration 1</text:p>
          </table:table-cell>
          <table:table-cell table:style-name="ACE-0xba8908" office:value-type="string">
            <text:p>Calibration 2</text:p>
          </table:table-cell>
          <table:table-cell table:style-name="ACE-0xba8908" office:value-type="string">
            <text:p>Calibration 3</text:p>
          </table:table-cell>
          <table:table-cell table:style-name="ACE-0xba8908" office:value-type="string">
            <text:p>Calibration 4</text:p>
          </table:table-cell>
          <table:table-cell table:style-name="ACE-0xba8908" office:value-type="string">
            <text:p>Current draw</text:p>
          </table:table-cell>
          <table:table-cell table:style-name="ACE-0xba8908" office:value-type="string">
            <text:p>Notes</text:p>
          </table:table-cell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Temp/Humid</text:p>
          </table:table-cell>
          <table:table-cell table:style-name="ACE-0xba8b48" office:value-type="string">
            <text:p>Vaisala HMP45AC</text:p>
          </table:table-cell>
          <table:table-cell table:style-name="ACE-0xba8c68" office:value-type="string">
            <text:p>z1050105</text:p>
          </table:table-cell>
          <table:table-cell table:style-name="ACE-0xba8b48" office:value-type="string">
            <text:p>RM Young beehive/mast</text:p>
          </table:table-cell>
          <table:table-cell table:style-name="ACE-0xba8b48" office:value-type="string">
            <text:p>Mast, above enclosure</text:p>
          </table:table-cell>
          <table:table-cell table:style-name="ACE-0xba8b48" office:value-type="string">
            <text:p>2m, directly above enclosure</text:p>
          </table:table-cell>
          <table:table-cell table:style-name="ACE-0xba8b48" office:value-type="string">
            <text:p>Met1 CR23x</text:p>
          </table:table-cell>
          <table:table-cell table:style-name="ACE-0xba8b48" office:value-type="string">
            <text:p>2m</text:p>
          </table:table-cell>
          <table:table-cell table:number-columns-repeated="6" table:style-name="ACE-0xba8b48"/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Wind</text:p>
          </table:table-cell>
          <table:table-cell table:style-name="ACE-0xba8b48" office:value-type="string">
            <text:p>Met One C034B</text:p>
          </table:table-cell>
          <table:table-cell table:style-name="ACE-0xba8c68" office:value-type="string">
            <text:p>D2954</text:p>
          </table:table-cell>
          <table:table-cell table:style-name="ACE-0xba8b48" office:value-type="string">
            <text:p>nurail on boom</text:p>
          </table:table-cell>
          <table:table-cell table:style-name="ACE-0xba8b48" office:value-type="string">
            <text:p>Boom 1 - South end</text:p>
          </table:table-cell>
          <table:table-cell table:style-name="ACE-0xba8b48" office:value-type="string">
            <text:p>3.7m, S end of boom 1</text:p>
          </table:table-cell>
          <table:table-cell table:style-name="ACE-0xba8b48" office:value-type="string">
            <text:p>Met1 CR23x</text:p>
          </table:table-cell>
          <table:table-cell table:style-name="ACE-0xba8b48" office:value-type="string">
            <text:p>3m (spliced &amp; extended)</text:p>
          </table:table-cell>
          <table:table-cell table:number-columns-repeated="6" table:style-name="ACE-0xba8b48"/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Precip</text:p>
          </table:table-cell>
          <table:table-cell table:style-name="ACE-0xba8b48" office:value-type="string">
            <text:p>Texas Electronics TR525I</text:p>
          </table:table-cell>
          <table:table-cell table:style-name="ACE-0xba8c68" office:value-type="string">
            <text:p>41503-609</text:p>
          </table:table-cell>
          <table:table-cell table:style-name="ACE-0xba8b48" office:value-type="string">
            <text:p>hoseclamped/vert boom</text:p>
          </table:table-cell>
          <table:table-cell table:style-name="ACE-0xba8b48" office:value-type="string">
            <text:p>Boom 1 - North end</text:p>
          </table:table-cell>
          <table:table-cell table:style-name="ACE-0xba8b48" office:value-type="string">
            <text:p>3.7 m, N end of boom 2</text:p>
          </table:table-cell>
          <table:table-cell table:style-name="ACE-0xba8b48" office:value-type="string">
            <text:p>Met1 CR23x</text:p>
          </table:table-cell>
          <table:table-cell table:style-name="ACE-0xba8b48" office:value-type="string">
            <text:p>4.9m</text:p>
          </table:table-cell>
          <table:table-cell table:number-columns-repeated="6" table:style-name="ACE-0xba8b48"/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PAR up</text:p>
          </table:table-cell>
          <table:table-cell table:style-name="ACE-0xba8b48" office:value-type="string">
            <text:p>Li-Cor Quantum 190</text:p>
          </table:table-cell>
          <table:table-cell table:style-name="ACE-0xba8c68" office:value-type="string">
            <text:p>Q27246</text:p>
          </table:table-cell>
          <table:table-cell table:style-name="ACE-0xba8b48" office:value-type="string">
            <text:p>CM225</text:p>
          </table:table-cell>
          <table:table-cell table:style-name="ACE-0xba8b48" office:value-type="string">
            <text:p>Boom 2 - East 0.9m</text:p>
          </table:table-cell>
          <table:table-cell table:style-name="ACE-0xba8b48" office:value-type="string">
            <text:p>3.6m, straight up</text:p>
          </table:table-cell>
          <table:table-cell table:style-name="ACE-0xba8b48" office:value-type="string">
            <text:p>Met1 CR23x</text:p>
          </table:table-cell>
          <table:table-cell table:style-name="ACE-0xba8b48"/>
          <table:table-cell table:style-name="ACE-0xba8b48" office:value-type="string">
            <text:p>mult: -146.84</text:p>
          </table:table-cell>
          <table:table-cell table:style-name="ACE-0xba8b48" office:value-type="string">
            <text:p>tcoff: .0036</text:p>
          </table:table-cell>
          <table:table-cell table:number-columns-repeated="3" table:style-name="ACE-0xba8b48"/>
          <table:table-cell table:style-name="ACE-0xba8b48" office:value-type="string">
            <text:p>Has 604 ohm millivolt adapter</text:p>
          </table:table-cell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PAR down</text:p>
          </table:table-cell>
          <table:table-cell table:style-name="ACE-0xba8b48" office:value-type="string">
            <text:p>Li-Cor Quantum 190</text:p>
          </table:table-cell>
          <table:table-cell table:style-name="ACE-0xba8c68" office:value-type="string">
            <text:p>Q33398</text:p>
          </table:table-cell>
          <table:table-cell table:style-name="ACE-0xba8b48" office:value-type="string">
            <text:p>CM225</text:p>
          </table:table-cell>
          <table:table-cell table:style-name="ACE-0xba8b48" office:value-type="string">
            <text:p>Boom 2 - East 0.9m</text:p>
          </table:table-cell>
          <table:table-cell table:style-name="ACE-0xba8b48" office:value-type="string">
            <text:p>3.5m straight down</text:p>
          </table:table-cell>
          <table:table-cell table:style-name="ACE-0xba8b48" office:value-type="string">
            <text:p>Met1 CR23x</text:p>
          </table:table-cell>
          <table:table-cell table:style-name="ACE-0xba8b48"/>
          <table:table-cell table:style-name="ACE-0xba8b48" office:value-type="string">
            <text:p>mult: -158.23</text:p>
          </table:table-cell>
          <table:table-cell table:style-name="ACE-0xba8b48" office:value-type="string">
            <text:p>tcoff: .0036</text:p>
          </table:table-cell>
          <table:table-cell table:number-columns-repeated="3" table:style-name="ACE-0xba8b48"/>
          <table:table-cell table:style-name="ACE-0xba8b48" office:value-type="string">
            <text:p>Has 560 ohm millivolt adapter or resistor</text:p>
          </table:table-cell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IR radiometer - up</text:p>
          </table:table-cell>
          <table:table-cell table:style-name="ACE-0xba8b48" office:value-type="string">
            <text:p>Apogee SI-111</text:p>
          </table:table-cell>
          <table:table-cell table:style-name="ACE-0xba8c68" office:value-type="float" office:value="2363">
            <text:p>2363</text:p>
          </table:table-cell>
          <table:table-cell table:style-name="ACE-0xba8b48" office:value-type="string">
            <text:p>CM230</text:p>
          </table:table-cell>
          <table:table-cell table:style-name="ACE-0xba8b48" office:value-type="string">
            <text:p>Boom 2 - West 0.9m</text:p>
          </table:table-cell>
          <table:table-cell table:style-name="ACE-0xba8b48" office:value-type="string">
            <text:p>3.5m - tilt 12d away from mast</text:p>
          </table:table-cell>
          <table:table-cell table:style-name="ACE-0xba8b48" office:value-type="string">
            <text:p>Met1 CR23x</text:p>
          </table:table-cell>
          <table:table-cell table:style-name="ACE-0xba8b48"/>
          <table:table-cell table:style-name="ACE-0xba8b48" office:value-type="string">
            <text:p>C2 m: 0.53303, b: 0.39440</text:p>
          </table:table-cell>
          <table:table-cell table:style-name="ACE-0xba8b48" office:value-type="string">
            <text:p>C1 m: 76.35606, b: -9.88480</text:p>
          </table:table-cell>
          <table:table-cell table:style-name="ACE-0xba8b48" office:value-type="string">
            <text:p>C0 m: 13419.73420, b: -72.61263</text:p>
          </table:table-cell>
          <table:table-cell table:number-columns-repeated="2" table:style-name="ACE-0xba8b48"/>
          <table:table-cell table:style-name="ACE-0xba8b48" office:value-type="string">
            <text:p>Calibration coefficients are saved in my drawer</text:p>
          </table:table-cell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Net radiation</text:p>
          </table:table-cell>
          <table:table-cell table:style-name="ACE-0xba8b48" office:value-type="string">
            <text:p>REBS Q_7.1</text:p>
          </table:table-cell>
          <table:table-cell table:style-name="ACE-0xba8c68" office:value-type="string">
            <text:p>Q03108</text:p>
          </table:table-cell>
          <table:table-cell table:style-name="ACE-0xba8b48"/>
          <table:table-cell table:style-name="ACE-0xba8b48" office:value-type="string">
            <text:p>Boom 2 - East end</text:p>
          </table:table-cell>
          <table:table-cell table:style-name="ACE-0xba8b48" office:value-type="string">
            <text:p>3.5+ m - boom juts to S</text:p>
          </table:table-cell>
          <table:table-cell table:style-name="ACE-0xba8b48" office:value-type="string">
            <text:p>Met1 CR23x</text:p>
          </table:table-cell>
          <table:table-cell table:style-name="ACE-0xba8b48"/>
          <table:table-cell table:style-name="ACE-0xba8b48" office:value-type="string">
            <text:p>pos: 8.65</text:p>
          </table:table-cell>
          <table:table-cell table:style-name="ACE-0xba8b48" office:value-type="string">
            <text:p>neg: 10.54</text:p>
          </table:table-cell>
          <table:table-cell table:number-columns-repeated="4" table:style-name="ACE-0xba8b48"/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Ultrasonic depth</text:p>
          </table:table-cell>
          <table:table-cell table:style-name="ACE-0xba8b48" office:value-type="string">
            <text:p>Judd</text:p>
          </table:table-cell>
          <table:table-cell table:style-name="ACE-0xba8c68" office:value-type="float" office:value="2325">
            <text:p>2325</text:p>
          </table:table-cell>
          <table:table-cell table:style-name="ACE-0xba8b48" office:value-type="string">
            <text:p>CM220</text:p>
          </table:table-cell>
          <table:table-cell table:style-name="ACE-0xba8b48" office:value-type="string">
            <text:p>Boom 2 - West end</text:p>
          </table:table-cell>
          <table:table-cell table:style-name="ACE-0xba8b48" office:value-type="string">
            <text:p>3.7m - (measure)</text:p>
          </table:table-cell>
          <table:table-cell table:style-name="ACE-0xba8b48" office:value-type="string">
            <text:p>Met1 CR23x</text:p>
          </table:table-cell>
          <table:table-cell table:style-name="ACE-0xba8b48"/>
          <table:table-cell table:style-name="ACE-0xba8b48" office:value-type="string">
            <text:p>output: 2.5v</text:p>
          </table:table-cell>
          <table:table-cell table:number-columns-repeated="5" table:style-name="ACE-0xba8b48"/>
          <table:table-cell table:number-columns-repeated="242" table:style-name="ACE-0xba8a28"/>
        </table:table-row>
        <table:table-row table:style-name="AROW-2">
          <table:table-cell table:style-name="ACE-0xba8b48" office:value-type="string">
            <text:p>Atmospheric pressure</text:p>
          </table:table-cell>
          <table:table-cell table:style-name="ACE-0xba8b48" office:value-type="string">
            <text:p>Setra 278</text:p>
          </table:table-cell>
          <table:table-cell table:style-name="ACE-0xba8c68" office:value-type="float" office:value="3746248">
            <text:p>3746248</text:p>
          </table:table-cell>
          <table:table-cell table:style-name="ACE-0xba8b48" office:value-type="string">
            <text:p>screws in enclosure</text:p>
          </table:table-cell>
          <table:table-cell table:style-name="ACE-0xba8b48" office:value-type="string">
            <text:p>Enclosure</text:p>
          </table:table-cell>
          <table:table-cell table:style-name="ACE-0xba8b48" office:value-type="string">
            <text:p>1.5m</text:p>
          </table:table-cell>
          <table:table-cell table:style-name="ACE-0xba8b48" office:value-type="string">
            <text:p>Met1 CR23x</text:p>
          </table:table-cell>
          <table:table-cell table:style-name="ACE-0xba8b48" office:value-type="string">
            <text:p>35cm</text:p>
          </table:table-cell>
          <table:table-cell table:number-columns-repeated="6" table:style-name="ACE-0xba8b48"/>
          <table:table-cell table:number-columns-repeated="242" table:style-name="ACE-0xba8a28"/>
        </table:table-row>
        <table:table-row table:style-name="AROW-0">
          <table:table-cell table:number-columns-repeated="256" table:style-name="ACE-0xba8a28"/>
        </table:table-row>
        <table:table-row table:style-name="AROW-0">
          <table:table-cell table:number-columns-repeated="256" table:style-name="ACE-0xba8a28"/>
        </table:table-row>
        <table:table-row table:style-name="AROW-0">
          <table:table-cell table:number-columns-repeated="256" table:style-name="ACE-0xba8a28"/>
        </table:table-row>
        <table:table-row table:style-name="AROW-0">
          <table:table-cell table:style-name="ACE-0xba8908" office:value-type="string">
            <text:p>Datalogger</text:p>
          </table:table-cell>
          <table:table-cell table:style-name="ACE-0xba8908" office:value-type="string">
            <text:p>Model</text:p>
          </table:table-cell>
          <table:table-cell table:style-name="ACE-0xba8908" office:value-type="string">
            <text:p>ser num</text:p>
          </table:table-cell>
          <table:table-cell table:style-name="ACE-0xba8908" office:value-type="string">
            <text:p>Mounting hardware</text:p>
          </table:table-cell>
          <table:table-cell table:style-name="ACE-0xba8908" office:value-type="string">
            <text:p>Notes</text:p>
          </table:table-cell>
          <table:table-cell table:number-columns-repeated="251" table:style-name="ACE-0xba8a28"/>
        </table:table-row>
        <table:table-row table:style-name="AROW-0">
          <table:table-cell table:style-name="ACE-0xba8b48" office:value-type="string">
            <text:p>Met1</text:p>
          </table:table-cell>
          <table:table-cell table:style-name="ACE-0xba8b48" office:value-type="string">
            <text:p>Campbell CR23x</text:p>
          </table:table-cell>
          <table:table-cell table:style-name="ACE-0xba8b48" office:value-type="string">
            <text:p>5379 (inventory #276793)</text:p>
          </table:table-cell>
          <table:table-cell table:style-name="ACE-0xba8b48" office:value-type="string">
            <text:p>Campbell enclosure on tower</text:p>
          </table:table-cell>
          <table:table-cell table:style-name="ACE-0xba8b48" office:value-type="string">
            <text:p>See Met1 CR23x worksheet, or notebook diagrams for wiring</text:p>
          </table:table-cell>
          <table:table-cell table:style-name="ACE-0xba8b48"/>
          <table:table-cell table:number-columns-repeated="250" table:style-name="ACE-0xba8a28"/>
        </table:table-row>
        <table:table-row table:style-name="AROW-0">
          <table:table-cell table:number-columns-repeated="16" table:style-name="ACE-0xba8a28"/>
          <table:table-cell table:number-columns-repeated="48" table:style-name="ACE-0xba8a28"/>
          <table:table-cell table:number-columns-repeated="192" table:style-name="ACE-0xba8a28"/>
        </table:table-row>
        <table:table-row table:style-name="AROW-0" table:number-rows-repeated="8">
          <table:table-cell table:number-columns-repeated="16" table:style-name="ACE-0xba8a28"/>
          <table:table-cell table:number-columns-repeated="48" table:style-name="ACE-0xba8a28"/>
          <table:table-cell table:number-columns-repeated="192" table:style-name="ACE-0xba8a28"/>
        </table:table-row>
        <table:table-row table:style-name="AROW-0">
          <table:table-cell table:number-columns-repeated="16" table:style-name="ACE-0xba8a28"/>
          <table:table-cell table:number-columns-repeated="48" table:style-name="ACE-0xba8a28"/>
          <table:table-cell table:number-columns-repeated="192" table:style-name="ACE-0xba8a28"/>
        </table:table-row>
        <table:table-row table:style-name="AROW-0" table:number-rows-repeated="223">
          <table:table-cell table:number-columns-repeated="16" table:style-name="ACE-0xba8a28"/>
          <table:table-cell table:number-columns-repeated="48" table:style-name="ACE-0xba8a28"/>
          <table:table-cell table:number-columns-repeated="192" table:style-name="ACE-0xba8a28"/>
        </table:table-row>
        <table:table-row table:style-name="AROW-0">
          <table:table-cell table:number-columns-repeated="64" table:style-name="ACE-0xba8a28"/>
          <table:table-cell table:number-columns-repeated="192" table:style-name="ACE-0xba8a28"/>
        </table:table-row>
        <table:table-row table:style-name="AROW-0" table:number-rows-repeated="65279">
          <table:table-cell table:number-columns-repeated="64" table:style-name="ACE-0xba8a28"/>
          <table:table-cell table:number-columns-repeated="192" table:style-name="ACE-0xba8a28"/>
        </table:table-row>
      </table:table>
      <table:table table:name="Forest SM network" table:style-name="ta-v-lr">
        <table:table-column table:default-cell-style-name="ACE-0xba8ea8" table:style-name="ACOL-19"/>
        <table:table-column table:default-cell-style-name="ACE-0xba8ea8" table:style-name="ACOL-20"/>
        <table:table-column table:default-cell-style-name="ACE-0xba8ea8" table:style-name="ACOL-21"/>
        <table:table-column table:default-cell-style-name="ACE-0xba8ea8" table:style-name="ACOL-22"/>
        <table:table-column table:default-cell-style-name="ACE-0xba8ea8" table:style-name="ACOL-23"/>
        <table:table-column table:default-cell-style-name="ACE-0xba8ea8" table:style-name="ACOL-24"/>
        <table:table-column table:default-cell-style-name="ACE-0xba8ea8" table:style-name="ACOL-25"/>
        <table:table-column table:default-cell-style-name="ACE-0xba8ea8" table:style-name="ACOL-26"/>
        <table:table-column table:default-cell-style-name="ACE-0xba8ea8" table:style-name="ACOL-0"/>
        <table:table-column table:default-cell-style-name="ACE-0xba8ea8" table:style-name="ACOL-0" table:number-columns-repeated="247"/>
        <table:table-row table:style-name="AROW-0">
          <table:table-cell table:style-name="ACE-0xba8d88" office:value-type="string">
            <text:p>The forest tower is located 40.5 m east (and downhill) of the Met tower.</text:p>
          </table:table-cell>
          <table:table-cell table:number-columns-repeated="255" table:style-name="ACE-0xba8ea8"/>
        </table:table-row>
        <table:table-row table:style-name="AROW-0">
          <table:table-cell table:style-name="ACE-0xba8d88" office:value-type="string">
            <text:p>The tower is a fencepost roughly 8 feet tall, driven 2 feet into the ground. It has one crossbar mounted at the top with wind and IR radiometer mounting. Another IR radiometer is mounted just below</text:p>
          </table:table-cell>
          <table:table-cell table:number-columns-repeated="255" table:style-name="ACE-0xba8ea8"/>
        </table:table-row>
        <table:table-row table:style-name="AROW-0">
          <table:table-cell table:style-name="ACE-0xba8d88" office:value-type="string">
            <text:p>the crossbar. Another Vaisala sensor is mounted below this in a beehive. There is a datalogger at 4 feet in an enclosure with the Forest1 datalogger inside. This datalogger is wired to MUX1 and MUX2</text:p>
          </table:table-cell>
          <table:table-cell table:number-columns-repeated="255" table:style-name="ACE-0xba8ea8"/>
        </table:table-row>
        <table:table-row table:style-name="AROW-0">
          <table:table-cell table:style-name="ACE-0xba8d88" office:value-type="string">
            <text:p>MUX1 and 2 are also mounted in enclosures on shorter (5 feet?) fenceposts. Profile info is below</text:p>
          </table:table-cell>
          <table:table-cell table:number-columns-repeated="255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style-name="ACE-0xba8ea8" office:value-type="string">
            <text:p>Control strip = 10-20m</text:p>
          </table:table-cell>
          <table:table-cell table:number-columns-repeated="255" table:style-name="ACE-0xba8ea8"/>
        </table:table-row>
        <table:table-row table:style-name="AROW-0">
          <table:table-cell table:style-name="ACE-0xba8ea8" office:value-type="string">
            <text:p>Treatment strip = 25-35m</text:p>
          </table:table-cell>
          <table:table-cell table:number-columns-repeated="255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style-name="ACE-0xba8ea8"/>
          <table:table-cell table:style-name="ACE-0xba9568" office:value-type="string">
            <text:p>Sensor</text:p>
          </table:table-cell>
          <table:table-cell table:style-name="ACE-0xba9568" office:value-type="string">
            <text:p>Model</text:p>
          </table:table-cell>
          <table:table-cell table:style-name="ACE-0xba9568" office:value-type="string">
            <text:p>Mounting depth</text:p>
          </table:table-cell>
          <table:table-cell table:style-name="ACE-0xba9568" office:value-type="string">
            <text:p>Wired to</text:p>
          </table:table-cell>
          <table:table-cell table:style-name="ACE-0xba9568" office:value-type="string">
            <text:p>Channel</text:p>
          </table:table-cell>
          <table:table-cell table:style-name="ACE-0xba9568" office:value-type="string">
            <text:p>Lead length</text:p>
          </table:table-cell>
          <table:table-cell table:style-name="ACE-0xba9568" office:value-type="string">
            <text:p>Duff layer</text:p>
          </table:table-cell>
          <table:table-cell table:style-name="ACE-0xba9568" office:value-type="string">
            <text:p>Notes</text:p>
          </table:table-cell>
          <table:table-cell table:number-columns-repeated="247" table:style-name="ACE-0xba8ea8"/>
        </table:table-row>
        <table:table-row table:style-name="AROW-0">
          <table:table-cell table:style-name="ACE-0xba8fc8" office:value-type="string">
            <text:p>Profile 1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1">
            <text:p>1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8cm</text:p>
          </table:table-cell>
          <table:table-cell table:style-name="ACE-0xba9448" office:value-type="string">
            <text:p>via Junction box 1</text:p>
          </table:table-cell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H/Dust 28E50N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2">
            <text:p>2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8cm</text:p>
          </table:table-cell>
          <table:table-cell table:style-name="ACE-0xba9448" office:value-type="string">
            <text:p>via Junction box 1</text:p>
          </table:table-cell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3">
            <text:p>3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8cm</text:p>
          </table:table-cell>
          <table:table-cell table:style-name="ACE-0xba9448" office:value-type="string">
            <text:p>via Junction box 1</text:p>
          </table:table-cell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4" table:style-name="ACE-0xba8ea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2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6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7">
            <text:p>7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4cm</text:p>
          </table:table-cell>
          <table:table-cell table:style-name="ACE-0xba9448" office:value-type="string">
            <text:p>Bent but parallel</text:p>
          </table:table-cell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H/Dust 28E54N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6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8">
            <text:p>8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4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6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9">
            <text:p>9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4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4" table:style-name="ACE-0xba8ea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3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4">
            <text:p>4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6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H/C 15E66N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5">
            <text:p>5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6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6">
            <text:p>6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6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4" table:style-name="ACE-0xba8ea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4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5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10">
            <text:p>10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5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H/C 15E64N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5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11">
            <text:p>11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Bent but parallel</text:p>
          </table:table-cell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6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1</text:p>
          </table:table-cell>
          <table:table-cell table:style-name="ACE-0xba9688" office:value-type="float" office:value="12">
            <text:p>12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Bent but parallel</text:p>
          </table:table-cell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4" table:style-name="ACE-0xba8ea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5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1">
            <text:p>1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2cm</text:p>
          </table:table-cell>
          <table:table-cell table:style-name="ACE-0xba9448" office:value-type="string">
            <text:p>via Junction box 2</text:p>
          </table:table-cell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L/Dust 30E27N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2">
            <text:p>2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2cm</text:p>
          </table:table-cell>
          <table:table-cell table:style-name="ACE-0xba9448" office:value-type="string">
            <text:p>via Junction box 2</text:p>
          </table:table-cell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3">
            <text:p>3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2cm</text:p>
          </table:table-cell>
          <table:table-cell table:style-name="ACE-0xba9448" office:value-type="string">
            <text:p>via Junction box 2</text:p>
          </table:table-cell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2" table:style-name="ACE-0xba8ea8"/>
          <table:table-cell table:number-columns-repeated="2" table:style-name="ACE-0xba8d8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6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6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7">
            <text:p>7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4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L/Dust 31E25N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6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8">
            <text:p>8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4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5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9">
            <text:p>9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4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4" table:style-name="ACE-0xba8ea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7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4">
            <text:p>4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12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L/C 17.5E19N</text:p>
          </table:table-cell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5">
            <text:p>5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12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/temp</text:p>
          </table:table-cell>
          <table:table-cell table:style-name="ACE-0xba9448" office:value-type="string">
            <text:p>Decagon EC-TM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6">
            <text:p>6</text:p>
          </table:table-cell>
          <table:table-cell table:style-name="ACE-0xba9448" office:value-type="string">
            <text:p>4.9m</text:p>
          </table:table-cell>
          <table:table-cell table:style-name="ACE-0xba9448" office:value-type="string">
            <text:p>12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style-name="ACE-0xba8d88"/>
          <table:table-cell table:number-columns-repeated="4" table:style-name="ACE-0xba8ea8"/>
          <table:table-cell table:style-name="ACE-0xba97a8"/>
          <table:table-cell table:number-columns-repeated="250" table:style-name="ACE-0xba8ea8"/>
        </table:table-row>
        <table:table-row table:style-name="AROW-0">
          <table:table-cell table:style-name="ACE-0xba9328" office:value-type="string">
            <text:p>Profile 8 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5</text:p>
          </table:table-cell>
          <table:table-cell table:style-name="ACE-0xba9448" office:value-type="string">
            <text:p>5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10">
            <text:p>10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10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number-rows-spanned="2" table:style-name="ACE-0xba90e8" office:value-type="string">
            <text:p>L/C 18E22N</text:p>
          </table:table-cell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5</text:p>
          </table:table-cell>
          <table:table-cell table:style-name="ACE-0xba9448" office:value-type="string">
            <text:p>2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11">
            <text:p>11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10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covered-table-cell/>
          <table:table-cell table:style-name="ACE-0xba9448" office:value-type="string">
            <text:p>Soil moisture</text:p>
          </table:table-cell>
          <table:table-cell table:style-name="ACE-0xba9448" office:value-type="string">
            <text:p>Campbell CS-615</text:p>
          </table:table-cell>
          <table:table-cell table:style-name="ACE-0xba9448" office:value-type="string">
            <text:p>60cm</text:p>
          </table:table-cell>
          <table:table-cell table:style-name="ACE-0xba9448" office:value-type="string">
            <text:p>Mux2</text:p>
          </table:table-cell>
          <table:table-cell table:style-name="ACE-0xba9688" office:value-type="float" office:value="12">
            <text:p>12</text:p>
          </table:table-cell>
          <table:table-cell table:style-name="ACE-0xba9448" office:value-type="string">
            <text:p>32m</text:p>
          </table:table-cell>
          <table:table-cell table:style-name="ACE-0xba9448" office:value-type="string">
            <text:p>10cm</text:p>
          </table:table-cell>
          <table:table-cell table:style-name="ACE-0xba9448"/>
          <table:table-cell table:number-columns-repeated="247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style-name="ACE-0xba9328" office:value-type="string">
            <text:p>Decagon wiring</text:p>
          </table:table-cell>
          <table:table-cell table:style-name="ACE-0xba9328" office:value-type="string">
            <text:p>Wire</text:p>
          </table:table-cell>
          <table:table-cell table:style-name="ACE-0xba8fc8" office:value-type="string">
            <text:p>Mux terminal</text:p>
          </table:table-cell>
          <table:table-cell table:style-name="ACE-0xba9328" office:value-type="string">
            <text:p>Campbell wiring</text:p>
          </table:table-cell>
          <table:table-cell table:style-name="ACE-0xba9328" office:value-type="string">
            <text:p>Wire</text:p>
          </table:table-cell>
          <table:table-cell table:style-name="ACE-0xba9328" office:value-type="string">
            <text:p>Mux terminal</text:p>
          </table:table-cell>
          <table:table-cell table:number-columns-repeated="250" table:style-name="ACE-0xba8ea8"/>
        </table:table-row>
        <table:table-row table:style-name="AROW-0">
          <table:table-cell table:style-name="ACE-0xba8ea8"/>
          <table:table-cell table:style-name="ACE-0xba9448" office:value-type="string">
            <text:p>White (excitation)</text:p>
          </table:table-cell>
          <table:table-cell table:style-name="ACE-0xba9448" office:value-type="string">
            <text:p>ODD H</text:p>
          </table:table-cell>
          <table:table-cell table:style-name="ACE-0xba8ea8"/>
          <table:table-cell table:style-name="ACE-0xba9448" office:value-type="string">
            <text:p>Orange (enable)</text:p>
          </table:table-cell>
          <table:table-cell table:style-name="ACE-0xba9448" office:value-type="string">
            <text:p>ODD H</text:p>
          </table:table-cell>
          <table:table-cell table:number-columns-repeated="250" table:style-name="ACE-0xba8ea8"/>
        </table:table-row>
        <table:table-row table:style-name="AROW-0">
          <table:table-cell table:style-name="ACE-0xba8ea8"/>
          <table:table-cell table:style-name="ACE-0xba9448" office:value-type="string">
            <text:p>Red (signal)</text:p>
          </table:table-cell>
          <table:table-cell table:style-name="ACE-0xba9448" office:value-type="string">
            <text:p>ODD L</text:p>
          </table:table-cell>
          <table:table-cell table:style-name="ACE-0xba8ea8"/>
          <table:table-cell table:style-name="ACE-0xba9448" office:value-type="string">
            <text:p>Red (12vdc)</text:p>
          </table:table-cell>
          <table:table-cell table:style-name="ACE-0xba9448" office:value-type="string">
            <text:p>EVEN H</text:p>
          </table:table-cell>
          <table:table-cell table:number-columns-repeated="250" table:style-name="ACE-0xba8ea8"/>
        </table:table-row>
        <table:table-row table:style-name="AROW-0">
          <table:table-cell table:style-name="ACE-0xba8ea8"/>
          <table:table-cell table:style-name="ACE-0xba9448" office:value-type="string">
            <text:p>Bare (Gnd)</text:p>
          </table:table-cell>
          <table:table-cell table:style-name="ACE-0xba9448" office:value-type="string">
            <text:p>COM GND</text:p>
          </table:table-cell>
          <table:table-cell table:style-name="ACE-0xba8ea8"/>
          <table:table-cell table:style-name="ACE-0xba9448" office:value-type="string">
            <text:p>Green (signal)</text:p>
          </table:table-cell>
          <table:table-cell table:style-name="ACE-0xba9448" office:value-type="string">
            <text:p>EVEN L</text:p>
          </table:table-cell>
          <table:table-cell table:number-columns-repeated="250" table:style-name="ACE-0xba8ea8"/>
        </table:table-row>
        <table:table-row table:style-name="AROW-0">
          <table:table-cell table:style-name="ACE-0xba8ea8"/>
          <table:table-cell table:number-columns-repeated="2" table:style-name="ACE-0xba9448"/>
          <table:table-cell table:style-name="ACE-0xba8ea8"/>
          <table:table-cell table:style-name="ACE-0xba9448" office:value-type="string">
            <text:p>Black (Ground)</text:p>
          </table:table-cell>
          <table:table-cell table:style-name="ACE-0xba9448" office:value-type="string">
            <text:p>COM GND</text:p>
          </table:table-cell>
          <table:table-cell table:number-columns-repeated="250" table:style-name="ACE-0xba8ea8"/>
        </table:table-row>
        <table:table-row table:style-name="AROW-0">
          <table:table-cell table:style-name="ACE-0xba8ea8"/>
          <table:table-cell table:number-columns-repeated="2" table:style-name="ACE-0xba9448"/>
          <table:table-cell table:style-name="ACE-0xba8ea8"/>
          <table:table-cell table:style-name="ACE-0xba9448" office:value-type="string">
            <text:p>Clear (Shield)</text:p>
          </table:table-cell>
          <table:table-cell table:style-name="ACE-0xba9448" office:value-type="string">
            <text:p>COM GND</text:p>
          </table:table-cell>
          <table:table-cell table:number-columns-repeated="250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style-name="ACE-0xba8d88" office:value-type="string">
            <text:p>Multiplexer</text:p>
          </table:table-cell>
          <table:table-cell table:style-name="ACE-0xba8d88" office:value-type="string">
            <text:p>Model</text:p>
          </table:table-cell>
          <table:table-cell table:style-name="ACE-0xba8d88" office:value-type="string">
            <text:p>ser num</text:p>
          </table:table-cell>
          <table:table-cell table:style-name="ACE-0xba8d88" office:value-type="string">
            <text:p>Terminal</text:p>
          </table:table-cell>
          <table:table-cell table:style-name="ACE-0xba8d88" office:value-type="string">
            <text:p>Wired to</text:p>
          </table:table-cell>
          <table:table-cell table:style-name="ACE-0xba8d88" office:value-type="string">
            <text:p>Terminal</text:p>
          </table:table-cell>
          <table:table-cell table:style-name="ACE-0xba8d88" office:value-type="string">
            <text:p>Line</text:p>
          </table:table-cell>
          <table:table-cell table:style-name="ACE-0xba8d88" office:value-type="string">
            <text:p>Notes</text:p>
          </table:table-cell>
          <table:table-cell table:number-columns-repeated="248" table:style-name="ACE-0xba8ea8"/>
        </table:table-row>
        <table:table-row table:style-name="AROW-0">
          <table:table-cell table:style-name="ACE-0xba9448" office:value-type="string">
            <text:p>Mux1</text:p>
          </table:table-cell>
          <table:table-cell table:style-name="ACE-0xba9448" office:value-type="string">
            <text:p>Campbell AM16/32B</text:p>
          </table:table-cell>
          <table:table-cell table:style-name="ACE-0xba9448" office:value-type="float" office:value="6030">
            <text:p>6030</text:p>
          </table:table-cell>
          <table:table-cell table:style-name="ACE-0xba9688" office:value-type="string">
            <text:p>RES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C1</text:p>
          </table:table-cell>
          <table:table-cell table:style-name="ACE-0xba9448" office:value-type="string">
            <text:p>Line1- Green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LK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C2</text:p>
          </table:table-cell>
          <table:table-cell table:style-name="ACE-0xba9448" office:value-type="string">
            <text:p>Line1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GND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G (Power gnd 3), cable shield</text:p>
          </table:table-cell>
          <table:table-cell table:style-name="ACE-0xba9448" office:value-type="string">
            <text:p>Line1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12V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12V (1)</text:p>
          </table:table-cell>
          <table:table-cell table:style-name="ACE-0xba9448" office:value-type="string">
            <text:p>Line1 - Red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/>
          <table:table-cell table:number-columns-repeated="4"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ODD H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SW12V</text:p>
          </table:table-cell>
          <table:table-cell table:style-name="ACE-0xba9448" office:value-type="string">
            <text:p>Line2 - Red</text:p>
          </table:table-cell>
          <table:table-cell table:style-name="ACE-0xba9448" office:value-type="string">
            <text:p>200ohm resistor in line</text:p>
          </table:table-cell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ODD L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C5</text:p>
          </table:table-cell>
          <table:table-cell table:style-name="ACE-0xba9448" office:value-type="string">
            <text:p>Line2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GND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g (Earth gnd 1 via shield)</text:p>
          </table:table-cell>
          <table:table-cell table:style-name="ACE-0xba9448" office:value-type="string">
            <text:p>Line2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EVEN H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12V (1)</text:p>
          </table:table-cell>
          <table:table-cell table:style-name="ACE-0xba9448" office:value-type="string">
            <text:p>Line2 - Grn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EVEN L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SE 1</text:p>
          </table:table-cell>
          <table:table-cell table:style-name="ACE-0xba9448" office:value-type="string">
            <text:p>Line2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7a8"/>
          <table:table-cell table:number-columns-repeated="252" table:style-name="ACE-0xba8ea8"/>
        </table:table-row>
        <table:table-row table:style-name="AROW-0">
          <table:table-cell table:style-name="ACE-0xba9448" office:value-type="string">
            <text:p>Mux2</text:p>
          </table:table-cell>
          <table:table-cell table:style-name="ACE-0xba9448" office:value-type="string">
            <text:p>Campbell AM16/32</text:p>
          </table:table-cell>
          <table:table-cell table:style-name="ACE-0xba9448" office:value-type="float" office:value="2142">
            <text:p>2142</text:p>
          </table:table-cell>
          <table:table-cell table:style-name="ACE-0xba9688" office:value-type="string">
            <text:p>RES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C3</text:p>
          </table:table-cell>
          <table:table-cell table:style-name="ACE-0xba9448" office:value-type="string">
            <text:p>Line1- Green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LK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C4</text:p>
          </table:table-cell>
          <table:table-cell table:style-name="ACE-0xba9448" office:value-type="string">
            <text:p>Line1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GND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G (Power gnd 4)</text:p>
          </table:table-cell>
          <table:table-cell table:style-name="ACE-0xba9448" office:value-type="string">
            <text:p>Line1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12V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12V (2)</text:p>
          </table:table-cell>
          <table:table-cell table:style-name="ACE-0xba9448" office:value-type="string">
            <text:p>Line1 - Red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/>
          <table:table-cell table:number-columns-repeated="4"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ODD H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SW12V</text:p>
          </table:table-cell>
          <table:table-cell table:style-name="ACE-0xba9448" office:value-type="string">
            <text:p>Line2 - Red</text:p>
          </table:table-cell>
          <table:table-cell table:style-name="ACE-0xba9448" office:value-type="string">
            <text:p>200ohm resistor in line</text:p>
          </table:table-cell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ODD L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C6</text:p>
          </table:table-cell>
          <table:table-cell table:style-name="ACE-0xba9448" office:value-type="string">
            <text:p>Line2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GND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g (Earth gnd 1 via shield)</text:p>
          </table:table-cell>
          <table:table-cell table:style-name="ACE-0xba9448" office:value-type="string">
            <text:p>Line2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EVEN H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12V (2)</text:p>
          </table:table-cell>
          <table:table-cell table:style-name="ACE-0xba9448" office:value-type="string">
            <text:p>Line2 - Grn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3" table:style-name="ACE-0xba8ea8"/>
          <table:table-cell table:style-name="ACE-0xba9688" office:value-type="string">
            <text:p>COM EVEN L</text:p>
          </table:table-cell>
          <table:table-cell table:style-name="ACE-0xba9448" office:value-type="string">
            <text:p>Forest1 CR23x</text:p>
          </table:table-cell>
          <table:table-cell table:style-name="ACE-0xba9448" office:value-type="string">
            <text:p>SE 2</text:p>
          </table:table-cell>
          <table:table-cell table:style-name="ACE-0xba9448" office:value-type="string">
            <text:p>Line2 - Blk</text:p>
          </table:table-cell>
          <table:table-cell table:style-name="ACE-0xba9448"/>
          <table:table-cell table:number-columns-repeated="248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style-name="ACE-0xba8ea8" office:value-type="string">
            <text:p>Mux1 is located in an enclosure mounted on a fencepost 4 m SE of Profile #3</text:p>
          </table:table-cell>
          <table:table-cell table:number-columns-repeated="255" table:style-name="ACE-0xba8ea8"/>
        </table:table-row>
        <table:table-row table:style-name="AROW-0">
          <table:table-cell table:style-name="ACE-0xba8ea8" office:value-type="string">
            <text:p>Mux2 is located in an enclosure mounted on a fencepost 4 m NE of Profile #7</text:p>
          </table:table-cell>
          <table:table-cell table:number-columns-repeated="255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number-columns-repeated="256" table:style-name="ACE-0xba8ea8"/>
        </table:table-row>
        <table:table-row table:style-name="AROW-0">
          <table:table-cell table:style-name="ACE-0xba8d88" office:value-type="string">
            <text:p>Datalogger</text:p>
          </table:table-cell>
          <table:table-cell table:style-name="ACE-0xba8d88" office:value-type="string">
            <text:p>Model</text:p>
          </table:table-cell>
          <table:table-cell table:style-name="ACE-0xba8d88" office:value-type="string">
            <text:p>ser num</text:p>
          </table:table-cell>
          <table:table-cell table:style-name="ACE-0xba8d88" office:value-type="string">
            <text:p>Mounting hardware</text:p>
          </table:table-cell>
          <table:table-cell table:style-name="ACE-0xba8d88" office:value-type="string">
            <text:p>Notes</text:p>
          </table:table-cell>
          <table:table-cell table:number-columns-repeated="251" table:style-name="ACE-0xba8ea8"/>
        </table:table-row>
        <table:table-row table:style-name="AROW-0">
          <table:table-cell table:style-name="ACE-0xba8ea8" office:value-type="string">
            <text:p>Forest1</text:p>
          </table:table-cell>
          <table:table-cell table:style-name="ACE-0xba8ea8" office:value-type="string">
            <text:p>Campbell CR23x</text:p>
          </table:table-cell>
          <table:table-cell table:style-name="ACE-0xba8ea8" office:value-type="string">
            <text:p>6343 (inventory #279627)</text:p>
          </table:table-cell>
          <table:table-cell table:style-name="ACE-0xba8ea8" office:value-type="string">
            <text:p>Campbell enclosure on 8 ft post</text:p>
          </table:table-cell>
          <table:table-cell table:style-name="ACE-0xba8ea8" office:value-type="string">
            <text:p>See Forest1 CR23x worksheet, or notebook diagrams for wiring</text:p>
          </table:table-cell>
          <table:table-cell table:number-columns-repeated="251" table:style-name="ACE-0xba8ea8"/>
        </table:table-row>
        <table:table-row table:style-name="AROW-0">
          <table:table-cell table:number-columns-repeated="8" table:style-name="ACE-0xba8ea8"/>
          <table:table-cell table:number-columns-repeated="56" table:style-name="ACE-0xba8ea8"/>
          <table:table-cell table:number-columns-repeated="192" table:style-name="ACE-0xba8ea8"/>
        </table:table-row>
        <table:table-row table:style-name="AROW-0">
          <table:table-cell table:number-columns-repeated="8" table:style-name="ACE-0xba8ea8"/>
          <table:table-cell table:number-columns-repeated="56" table:style-name="ACE-0xba8ea8"/>
          <table:table-cell table:number-columns-repeated="192" table:style-name="ACE-0xba8ea8"/>
        </table:table-row>
        <table:table-row table:style-name="AROW-0">
          <table:table-cell table:number-columns-repeated="8" table:style-name="ACE-0xba8ea8"/>
          <table:table-cell table:number-columns-repeated="56" table:style-name="ACE-0xba8ea8"/>
          <table:table-cell table:number-columns-repeated="192" table:style-name="ACE-0xba8ea8"/>
        </table:table-row>
        <table:table-row table:style-name="AROW-0" table:number-rows-repeated="175">
          <table:table-cell table:number-columns-repeated="8" table:style-name="ACE-0xba8ea8"/>
          <table:table-cell table:number-columns-repeated="56" table:style-name="ACE-0xba8ea8"/>
          <table:table-cell table:number-columns-repeated="192" table:style-name="ACE-0xba8ea8"/>
        </table:table-row>
        <table:table-row table:style-name="AROW-0">
          <table:table-cell table:number-columns-repeated="64" table:style-name="ACE-0xba8ea8"/>
          <table:table-cell table:number-columns-repeated="192" table:style-name="ACE-0xba8ea8"/>
        </table:table-row>
        <table:table-row table:style-name="AROW-0" table:number-rows-repeated="65279">
          <table:table-cell table:number-columns-repeated="64" table:style-name="ACE-0xba8ea8"/>
          <table:table-cell table:number-columns-repeated="192" table:style-name="ACE-0xba8ea8"/>
        </table:table-row>
      </table:table>
      <table:table table:name="Met1 CR23x" table:style-name="ta-v-lr">
        <table:table-column table:default-cell-style-name="ACE-0xba98c8" table:style-name="ACOL-12"/>
        <table:table-column table:default-cell-style-name="ACE-0xba98c8" table:style-name="ACOL-27"/>
        <table:table-column table:default-cell-style-name="ACE-0xba98c8" table:style-name="ACOL-28"/>
        <table:table-column table:default-cell-style-name="ACE-0xba98c8" table:style-name="ACOL-29"/>
        <table:table-column table:default-cell-style-name="ACE-0xba98c8" table:style-name="ACOL-27"/>
        <table:table-column table:default-cell-style-name="ACE-0xba98c8" table:style-name="ACOL-30"/>
        <table:table-column table:default-cell-style-name="ACE-0xba98c8" table:style-name="ACOL-0"/>
        <table:table-column table:default-cell-style-name="ACE-0xba98c8" table:style-name="ACOL-31"/>
        <table:table-column table:default-cell-style-name="ACE-0xba98c8" table:style-name="ACOL-0" table:number-columns-repeated="5"/>
        <table:table-column table:default-cell-style-name="ACE-0xba98c8" table:style-name="ACOL-0" table:number-columns-repeated="243"/>
        <table:table-row table:style-name="AROW-0">
          <table:table-cell table:number-columns-repeated="256" table:style-name="ACE-0xba98c8"/>
        </table:table-row>
        <table:table-row table:style-name="AROW-0" table:number-rows-repeated="2">
          <table:table-cell table:number-columns-repeated="256" table:style-name="ACE-0xba98c8"/>
        </table:table-row>
        <table:table-row table:style-name="AROW-0">
          <table:table-cell table:style-name="ACE-0xba99e8" office:value-type="string">
            <text:p>Datalogger</text:p>
          </table:table-cell>
          <table:table-cell table:style-name="ACE-0xba99e8" office:value-type="string">
            <text:p>Model</text:p>
          </table:table-cell>
          <table:table-cell table:style-name="ACE-0xba99e8" office:value-type="string">
            <text:p>ser num</text:p>
          </table:table-cell>
          <table:table-cell table:style-name="ACE-0xba99e8" office:value-type="string">
            <text:p>Mounting hardware</text:p>
          </table:table-cell>
          <table:table-cell table:style-name="ACE-0xbaa9a8"/>
          <table:table-cell table:style-name="ACE-0xba99e8" office:value-type="string">
            <text:p>Notes</text:p>
          </table:table-cell>
          <table:table-cell table:number-columns-repeated="250" table:style-name="ACE-0xba98c8"/>
        </table:table-row>
        <table:table-row table:style-name="AROW-0">
          <table:table-cell table:style-name="ACE-0xba98c8" office:value-type="string">
            <text:p>Met 1</text:p>
          </table:table-cell>
          <table:table-cell table:style-name="ACE-0xba98c8" office:value-type="string">
            <text:p>Campbell CR23x</text:p>
          </table:table-cell>
          <table:table-cell table:style-name="ACE-0xba98c8" office:value-type="string">
            <text:p>5379 (inventory #276793)</text:p>
          </table:table-cell>
          <table:table-cell table:style-name="ACE-0xba98c8" office:value-type="string">
            <text:p>Campbell enclosure on base of tower Met tower</text:p>
          </table:table-cell>
          <table:table-cell table:number-columns-repeated="252" table:style-name="ACE-0xba98c8"/>
        </table:table-row>
        <table:table-row table:style-name="AROW-0">
          <table:table-cell table:number-columns-repeated="256" table:style-name="ACE-0xba98c8"/>
        </table:table-row>
        <text:soft-page-break/>
        <table:table-row table:style-name="AROW-0">
          <table:table-cell table:style-name="ACE-0xba99e8" office:value-type="string">
            <text:p>Sensor</text:p>
          </table:table-cell>
          <table:table-cell table:style-name="ACE-0xba99e8" office:value-type="string">
            <text:p>Model</text:p>
          </table:table-cell>
          <table:table-cell table:style-name="ACE-0xba99e8" office:value-type="string">
            <text:p>ser num</text:p>
          </table:table-cell>
          <table:table-cell table:style-name="ACE-0xba99e8" office:value-type="string">
            <text:p>Mounting hardware</text:p>
          </table:table-cell>
          <table:table-cell table:style-name="ACE-0xba99e8" office:value-type="string">
            <text:p>Mounting height/location</text:p>
          </table:table-cell>
          <table:table-cell table:style-name="ACE-0xba99e8" office:value-type="string">
            <text:p>Wired to</text:p>
          </table:table-cell>
          <table:table-cell table:style-name="ACE-0xba99e8" office:value-type="string">
            <text:p>Lead length</text:p>
          </table:table-cell>
          <table:table-cell table:style-name="ACE-0xba99e8" office:value-type="string">
            <text:p>Calibration 1</text:p>
          </table:table-cell>
          <table:table-cell table:style-name="ACE-0xba99e8" office:value-type="string">
            <text:p>Calibration 2</text:p>
          </table:table-cell>
          <table:table-cell table:style-name="ACE-0xba99e8" office:value-type="string">
            <text:p>Calibration 3</text:p>
          </table:table-cell>
          <table:table-cell table:style-name="ACE-0xba99e8" office:value-type="string">
            <text:p>Calibration 4</text:p>
          </table:table-cell>
          <table:table-cell table:style-name="ACE-0xba99e8" office:value-type="string">
            <text:p>Current draw</text:p>
          </table:table-cell>
          <table:table-cell table:style-name="ACE-0xba99e8" office:value-type="string">
            <text:p>Notes</text:p>
          </table:table-cell>
          <table:table-cell table:number-columns-repeated="243" table:style-name="ACE-0xba98c8"/>
        </table:table-row>
        <table:table-row table:style-name="AROW-0">
          <table:table-cell table:style-name="ACE-0xba98c8" office:value-type="string">
            <text:p>Temp/Humid</text:p>
          </table:table-cell>
          <table:table-cell table:style-name="ACE-0xba98c8" office:value-type="string">
            <text:p>Vaisala HMP45AC</text:p>
          </table:table-cell>
          <table:table-cell table:style-name="ACE-0xbaa408" office:value-type="string">
            <text:p>z1050105</text:p>
          </table:table-cell>
          <table:table-cell table:style-name="ACE-0xba98c8" office:value-type="string">
            <text:p>RM Young beehive/mast</text:p>
          </table:table-cell>
          <table:table-cell table:style-name="ACE-0xba98c8" office:value-type="string">
            <text:p>2m</text:p>
          </table:table-cell>
          <table:table-cell table:style-name="ACE-0xba98c8" office:value-type="string">
            <text:p>Met1 CR23x</text:p>
          </table:table-cell>
          <table:table-cell table:style-name="ACE-0xba98c8" office:value-type="string">
            <text:p>2m</text:p>
          </table:table-cell>
          <table:table-cell table:number-columns-repeated="249" table:style-name="ACE-0xba98c8"/>
        </table:table-row>
        <table:table-row table:style-name="AROW-0">
          <table:table-cell table:style-name="ACE-0xba98c8" office:value-type="string">
            <text:p>Wind</text:p>
          </table:table-cell>
          <table:table-cell table:style-name="ACE-0xba98c8" office:value-type="string">
            <text:p>Met One C034B</text:p>
          </table:table-cell>
          <table:table-cell table:style-name="ACE-0xbaa408" office:value-type="string">
            <text:p>D2954</text:p>
          </table:table-cell>
          <table:table-cell table:style-name="ACE-0xba98c8" office:value-type="string">
            <text:p>nurail on boom</text:p>
          </table:table-cell>
          <table:table-cell table:style-name="ACE-0xba98c8" office:value-type="string">
            <text:p>3.6m</text:p>
          </table:table-cell>
          <table:table-cell table:style-name="ACE-0xba98c8" office:value-type="string">
            <text:p>Met1 CR23x</text:p>
          </table:table-cell>
          <table:table-cell table:style-name="ACE-0xba98c8" office:value-type="string">
            <text:p>3.6m</text:p>
          </table:table-cell>
          <table:table-cell table:number-columns-repeated="249" table:style-name="ACE-0xba98c8"/>
        </table:table-row>
        <table:table-row table:style-name="AROW-0">
          <table:table-cell table:style-name="ACE-0xba98c8" office:value-type="string">
            <text:p>Precip</text:p>
          </table:table-cell>
          <table:table-cell table:style-name="ACE-0xba98c8" office:value-type="string">
            <text:p>Texas Electronics TR525I</text:p>
          </table:table-cell>
          <table:table-cell table:style-name="ACE-0xbaa408" office:value-type="string">
            <text:p>41503-609</text:p>
          </table:table-cell>
          <table:table-cell table:style-name="ACE-0xba98c8" office:value-type="string">
            <text:p>hoseclamped/vert boom</text:p>
          </table:table-cell>
          <table:table-cell table:style-name="ACE-0xba98c8" office:value-type="string">
            <text:p>3.6m</text:p>
          </table:table-cell>
          <table:table-cell table:style-name="ACE-0xba98c8" office:value-type="string">
            <text:p>Met1 CR23x</text:p>
          </table:table-cell>
          <table:table-cell table:style-name="ACE-0xba98c8" office:value-type="string">
            <text:p>4.9m</text:p>
          </table:table-cell>
          <table:table-cell table:number-columns-repeated="249" table:style-name="ACE-0xba98c8"/>
        </table:table-row>
        <table:table-row table:style-name="AROW-0">
          <table:table-cell table:style-name="ACE-0xba98c8" office:value-type="string">
            <text:p>PAR up</text:p>
          </table:table-cell>
          <table:table-cell table:style-name="ACE-0xba98c8" office:value-type="string">
            <text:p>Li-Cor Quantum 190</text:p>
          </table:table-cell>
          <table:table-cell table:style-name="ACE-0xbaa408" office:value-type="string">
            <text:p>Q27246</text:p>
          </table:table-cell>
          <table:table-cell table:style-name="ACE-0xba98c8" office:value-type="string">
            <text:p>CM225</text:p>
          </table:table-cell>
          <table:table-cell table:style-name="ACE-0xba98c8" office:value-type="string">
            <text:p>3.5m</text:p>
          </table:table-cell>
          <table:table-cell table:style-name="ACE-0xba98c8" office:value-type="string">
            <text:p>Met1 CR23x</text:p>
          </table:table-cell>
          <table:table-cell table:style-name="ACE-0xba98c8"/>
          <table:table-cell table:style-name="ACE-0xba98c8" office:value-type="string">
            <text:p>mult: -146.84</text:p>
          </table:table-cell>
          <table:table-cell table:style-name="ACE-0xba98c8" office:value-type="string">
            <text:p>tcoff: .0036</text:p>
          </table:table-cell>
          <table:table-cell table:number-columns-repeated="3" table:style-name="ACE-0xba98c8"/>
          <table:table-cell table:style-name="ACE-0xba98c8" office:value-type="string">
            <text:p>Has 604 ohm millivolt adapter</text:p>
          </table:table-cell>
          <table:table-cell table:number-columns-repeated="243" table:style-name="ACE-0xba98c8"/>
        </table:table-row>
        <table:table-row table:style-name="AROW-0">
          <table:table-cell table:style-name="ACE-0xba98c8" office:value-type="string">
            <text:p>PAR down</text:p>
          </table:table-cell>
          <table:table-cell table:style-name="ACE-0xba98c8" office:value-type="string">
            <text:p>Li-Cor Quantum 190</text:p>
          </table:table-cell>
          <table:table-cell table:style-name="ACE-0xbaa408" office:value-type="string">
            <text:p>Q33398</text:p>
          </table:table-cell>
          <table:table-cell table:style-name="ACE-0xba98c8" office:value-type="string">
            <text:p>CM225</text:p>
          </table:table-cell>
          <table:table-cell table:style-name="ACE-0xba98c8" office:value-type="string">
            <text:p>3.5m</text:p>
          </table:table-cell>
          <table:table-cell table:style-name="ACE-0xba98c8" office:value-type="string">
            <text:p>Met1 CR23x</text:p>
          </table:table-cell>
          <table:table-cell table:style-name="ACE-0xba98c8"/>
          <table:table-cell table:style-name="ACE-0xba98c8" office:value-type="string">
            <text:p>mult: -158.23</text:p>
          </table:table-cell>
          <table:table-cell table:style-name="ACE-0xba98c8" office:value-type="string">
            <text:p>tcoff: .0036</text:p>
          </table:table-cell>
          <table:table-cell table:number-columns-repeated="3" table:style-name="ACE-0xba98c8"/>
          <table:table-cell table:style-name="ACE-0xba98c8" office:value-type="string">
            <text:p>Has 560 ohm resistor</text:p>
          </table:table-cell>
          <table:table-cell table:number-columns-repeated="243" table:style-name="ACE-0xba98c8"/>
        </table:table-row>
        <table:table-row table:style-name="AROW-0">
          <table:table-cell table:style-name="ACE-0xba98c8" office:value-type="string">
            <text:p>IR radiometer - snowpack</text:p>
          </table:table-cell>
          <table:table-cell table:style-name="ACE-0xba98c8" office:value-type="string">
            <text:p>Apogee SI-111</text:p>
          </table:table-cell>
          <table:table-cell table:style-name="ACE-0xbaa408" office:value-type="float" office:value="2363">
            <text:p>2363</text:p>
          </table:table-cell>
          <table:table-cell table:style-name="ACE-0xba98c8" office:value-type="string">
            <text:p>CM230</text:p>
          </table:table-cell>
          <table:table-cell table:style-name="ACE-0xba98c8" office:value-type="string">
            <text:p>3.5m</text:p>
          </table:table-cell>
          <table:table-cell table:style-name="ACE-0xba98c8" office:value-type="string">
            <text:p>Met1 CR23x</text:p>
          </table:table-cell>
          <table:table-cell table:style-name="ACE-0xba98c8"/>
          <table:table-cell table:style-name="ACE-0xba98c8" office:value-type="string">
            <text:p>C2 m: 0.53303, b: 0.39440</text:p>
          </table:table-cell>
          <table:table-cell table:style-name="ACE-0xba98c8" office:value-type="string">
            <text:p>C1 m: 76.35606, b: -9.88480</text:p>
          </table:table-cell>
          <table:table-cell table:style-name="ACE-0xba98c8" office:value-type="string">
            <text:p>C0 m: 13419.73420, b: -72.61263</text:p>
          </table:table-cell>
          <table:table-cell table:number-columns-repeated="2" table:style-name="ACE-0xba98c8"/>
          <table:table-cell table:style-name="ACE-0xba98c8" office:value-type="string">
            <text:p>Calibration coefficients are saved in my drawer</text:p>
          </table:table-cell>
          <table:table-cell table:number-columns-repeated="243" table:style-name="ACE-0xba98c8"/>
        </table:table-row>
        <table:table-row table:style-name="AROW-0">
          <table:table-cell table:style-name="ACE-0xba98c8" office:value-type="string">
            <text:p>Net radiation</text:p>
          </table:table-cell>
          <table:table-cell table:style-name="ACE-0xba98c8" office:value-type="string">
            <text:p>REBS Q_7.1</text:p>
          </table:table-cell>
          <table:table-cell table:style-name="ACE-0xbaa408" office:value-type="string">
            <text:p>Q03108</text:p>
          </table:table-cell>
          <table:table-cell table:style-name="ACE-0xba98c8" office:value-type="string">
            <text:p>custom</text:p>
          </table:table-cell>
          <table:table-cell table:style-name="ACE-0xba98c8" office:value-type="string">
            <text:p>3.5m</text:p>
          </table:table-cell>
          <table:table-cell table:style-name="ACE-0xba98c8" office:value-type="string">
            <text:p>Met1 CR23x</text:p>
          </table:table-cell>
          <table:table-cell table:style-name="ACE-0xba98c8"/>
          <table:table-cell table:style-name="ACE-0xba98c8" office:value-type="string">
            <text:p>pos: 8.65</text:p>
          </table:table-cell>
          <table:table-cell table:style-name="ACE-0xba98c8" office:value-type="string">
            <text:p>neg: 10.54</text:p>
          </table:table-cell>
          <table:table-cell table:number-columns-repeated="247" table:style-name="ACE-0xba98c8"/>
        </table:table-row>
        <table:table-row table:style-name="AROW-0">
          <table:table-cell table:style-name="ACE-0xba98c8" office:value-type="string">
            <text:p>Ultrasonic depth</text:p>
          </table:table-cell>
          <table:table-cell table:style-name="ACE-0xba98c8" office:value-type="string">
            <text:p>Judd</text:p>
          </table:table-cell>
          <table:table-cell table:style-name="ACE-0xbaa408" office:value-type="float" office:value="2325">
            <text:p>2325</text:p>
          </table:table-cell>
          <table:table-cell table:style-name="ACE-0xba98c8" office:value-type="string">
            <text:p>CM220</text:p>
          </table:table-cell>
          <table:table-cell table:style-name="ACE-0xba98c8" office:value-type="string">
            <text:p>3.5m</text:p>
          </table:table-cell>
          <table:table-cell table:style-name="ACE-0xba98c8" office:value-type="string">
            <text:p>Met1 CR23x</text:p>
          </table:table-cell>
          <table:table-cell table:style-name="ACE-0xba98c8"/>
          <table:table-cell table:style-name="ACE-0xba98c8" office:value-type="string">
            <text:p>output: 2.5v</text:p>
          </table:table-cell>
          <table:table-cell table:number-columns-repeated="248" table:style-name="ACE-0xba98c8"/>
        </table:table-row>
        <table:table-row table:style-name="AROW-0">
          <table:table-cell table:style-name="ACE-0xba98c8" office:value-type="string">
            <text:p>Atmospheric pressure</text:p>
          </table:table-cell>
          <table:table-cell table:style-name="ACE-0xba98c8" office:value-type="string">
            <text:p>Setra 278</text:p>
          </table:table-cell>
          <table:table-cell table:style-name="ACE-0xbaa408" office:value-type="float" office:value="3746248">
            <text:p>3746248</text:p>
          </table:table-cell>
          <table:table-cell table:style-name="ACE-0xba98c8" office:value-type="string">
            <text:p>velcro in enclosure 1</text:p>
          </table:table-cell>
          <table:table-cell table:style-name="ACE-0xba98c8" office:value-type="string">
            <text:p>1.5m</text:p>
          </table:table-cell>
          <table:table-cell table:style-name="ACE-0xba98c8" office:value-type="string">
            <text:p>Met1 CR23x</text:p>
          </table:table-cell>
          <table:table-cell table:style-name="ACE-0xba98c8" office:value-type="string">
            <text:p>35cm</text:p>
          </table:table-cell>
          <table:table-cell table:number-columns-repeated="249" table:style-name="ACE-0xba98c8"/>
        </table:table-row>
        <table:table-row table:style-name="AROW-0">
          <table:table-cell table:number-columns-repeated="256" table:style-name="ACE-0xba98c8"/>
        </table:table-row>
        <table:table-row table:style-name="AROW-0">
          <table:table-cell table:number-columns-repeated="256" table:style-name="ACE-0xba98c8"/>
        </table:table-row>
        <table:table-row table:style-name="AROW-0">
          <table:table-cell table:number-columns-repeated="256" table:style-name="ACE-0xba98c8"/>
        </table:table-row>
        <table:table-row table:style-name="AROW-0">
          <table:table-cell table:style-name="ACE-0xba9b08" office:value-type="string">
            <text:p>SE/DIFF terminals</text:p>
          </table:table-cell>
          <table:table-cell table:style-name="ACE-0xba99e8" office:value-type="string">
            <text:p>Instrument</text:p>
          </table:table-cell>
          <table:table-cell table:style-name="ACE-0xba99e8" office:value-type="string">
            <text:p>Wire</text:p>
          </table:table-cell>
          <table:table-cell table:style-name="ACE-0xba9b08" office:value-type="string">
            <text:p>EX terminals</text:p>
          </table:table-cell>
          <table:table-cell table:style-name="ACE-0xba99e8" office:value-type="string">
            <text:p>Instrument</text:p>
          </table:table-cell>
          <table:table-cell table:style-name="ACE-0xba99e8" office:value-type="string">
            <text:p>Wire</text:p>
          </table:table-cell>
          <table:table-cell table:number-columns-repeated="250" table:style-name="ACE-0xba98c8"/>
        </table:table-row>
        <table:table-row table:style-name="AROW-0">
          <table:table-cell table:style-name="ACE-0xba9c28" office:value-type="string">
            <text:p>Rank 1</text:p>
          </table:table-cell>
          <table:table-cell table:number-columns-repeated="2" table:style-name="ACE-0xbaa0a8"/>
          <table:table-cell table:style-name="ACE-0xba9d48" office:value-type="string">
            <text:p>gnd</text:p>
          </table:table-cell>
          <table:table-cell table:style-name="ACE-0xbaaac8" office:value-type="string">
            <text:p>Met One windset</text:p>
          </table:table-cell>
          <table:table-cell table:style-name="ACE-0xbaa2e8" office:value-type="string">
            <text:p>Clear - Wind direction shield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/1H</text:p>
          </table:table-cell>
          <table:table-cell table:style-name="ACE-0xbaa1c8" office:value-type="string">
            <text:p>Vaisala T/H sensor</text:p>
          </table:table-cell>
          <table:table-cell table:style-name="ACE-0xbaa528" office:value-type="string">
            <text:p>Yellow - T signal</text:p>
          </table:table-cell>
          <table:table-cell table:style-name="ACE-0xba9d48" office:value-type="string">
            <text:p>EX1</text:p>
          </table:table-cell>
          <table:table-cell table:style-name="ACE-0xbaa2e8" office:value-type="string">
            <text:p>Met One windset</text:p>
          </table:table-cell>
          <table:table-cell table:style-name="ACE-0xbaa2e8" office:value-type="string">
            <text:p>Blue - Wind direction excit.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2/1L</text:p>
          </table:table-cell>
          <table:table-cell table:style-name="ACE-0xbaa2e8" office:value-type="string">
            <text:p>Vaisala T/H sensor</text:p>
          </table:table-cell>
          <table:table-cell table:style-name="ACE-0xbaa648" office:value-type="string">
            <text:p>Blue - H signal</text:p>
          </table:table-cell>
          <table:table-cell table:style-name="ACE-0xba9d48" office:value-type="string">
            <text:p>EX2</text:p>
          </table:table-cell>
          <table:table-cell table:style-name="ACE-0xbaa2e8" office:value-type="string">
            <text:p>IR radiometer (Met - 2363)</text:p>
          </table:table-cell>
          <table:table-cell table:style-name="ACE-0xbaa2e8" office:value-type="string">
            <text:p>White - excitation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 office:value-type="string">
            <text:p>Vaisala T/H sensor</text:p>
          </table:table-cell>
          <table:table-cell table:style-name="ACE-0xbaa648" office:value-type="string">
            <text:p>White, black, clear - sig ref, gnds</text:p>
          </table:table-cell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3/2H</text:p>
          </table:table-cell>
          <table:table-cell table:style-name="ACE-0xbaa2e8" office:value-type="string">
            <text:p>Met One windset</text:p>
          </table:table-cell>
          <table:table-cell table:style-name="ACE-0xbaa648" office:value-type="string">
            <text:p>Green - Wind direction sig</text:p>
          </table:table-cell>
          <table:table-cell table:style-name="ACE-0xba9d48" office:value-type="string">
            <text:p>EX3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4/2L</text:p>
          </table:table-cell>
          <table:table-cell table:style-name="ACE-0xbaa2e8"/>
          <table:table-cell table:style-name="ACE-0xbaa648"/>
          <table:table-cell table:style-name="ACE-0xba9d48" office:value-type="string">
            <text:p>EX4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 office:value-type="string">
            <text:p>Met One windset</text:p>
          </table:table-cell>
          <table:table-cell table:style-name="ACE-0xbaa648" office:value-type="string">
            <text:p>White - Wind direction ref</text:p>
          </table:table-cell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5/3H</text:p>
          </table:table-cell>
          <table:table-cell table:style-name="ACE-0xbaa2e8" office:value-type="string">
            <text:p>Setra Pressure</text:p>
          </table:table-cell>
          <table:table-cell table:style-name="ACE-0xbaa648" office:value-type="string">
            <text:p>Blue - SE signal</text:p>
          </table:table-cell>
          <table:table-cell table:style-name="ACE-0xba9d48" office:value-type="string">
            <text:p>CAO1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6/3L</text:p>
          </table:table-cell>
          <table:table-cell table:style-name="ACE-0xbaa2e8"/>
          <table:table-cell table:style-name="ACE-0xbaa648"/>
          <table:table-cell table:style-name="ACE-0xba9d48" office:value-type="string">
            <text:p>CAO2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 office:value-type="string">
            <text:p>Setra Pressure</text:p>
          </table:table-cell>
          <table:table-cell table:style-name="ACE-0xbaa2e8" office:value-type="string">
            <text:p>Yellow, Clear - sig ref, shield</text:p>
          </table:table-cell>
          <table:table-cell table:style-name="ACE-0xbaa76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7/4H</text:p>
          </table:table-cell>
          <table:table-cell table:style-name="ACE-0xbaa2e8" office:value-type="string">
            <text:p>Judd u-s Depth</text:p>
          </table:table-cell>
          <table:table-cell table:style-name="ACE-0xbaa2e8" office:value-type="string">
            <text:p>White - Diff High</text:p>
          </table:table-cell>
          <table:table-cell table:style-name="ACE-0xbaa768" office:value-type="string">
            <text:p>P1</text:p>
          </table:table-cell>
          <table:table-cell table:style-name="ACE-0xbaa2e8" office:value-type="string">
            <text:p>Met One windset</text:p>
          </table:table-cell>
          <table:table-cell table:style-name="ACE-0xbaa2e8" office:value-type="string">
            <text:p>Red - Wind speed signal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8/4L</text:p>
          </table:table-cell>
          <table:table-cell table:style-name="ACE-0xbaa2e8" office:value-type="string">
            <text:p>Judd u-s Depth</text:p>
          </table:table-cell>
          <table:table-cell table:style-name="ACE-0xbaa2e8" office:value-type="string">
            <text:p>Brown - Diff Low</text:p>
          </table:table-cell>
          <table:table-cell table:style-name="ACE-0xbaa768" office:value-type="string">
            <text:p>gnd</text:p>
          </table:table-cell>
          <table:table-cell table:style-name="ACE-0xbaa2e8" office:value-type="string">
            <text:p>Met One windset</text:p>
          </table:table-cell>
          <table:table-cell table:style-name="ACE-0xbaa2e8" office:value-type="string">
            <text:p>Black - Wind speed ref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style-name="ACE-0xbaa768" office:value-type="string">
            <text:p>P2</text:p>
          </table:table-cell>
          <table:table-cell table:style-name="ACE-0xbaa2e8" office:value-type="string">
            <text:p>Texas Elec. Rain guage</text:p>
          </table:table-cell>
          <table:table-cell table:style-name="ACE-0xbaa2e8" office:value-type="string">
            <text:p>Black - pulse signal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9/5H</text:p>
          </table:table-cell>
          <table:table-cell table:style-name="ACE-0xbaa2e8" office:value-type="string">
            <text:p>PAR up</text:p>
          </table:table-cell>
          <table:table-cell table:style-name="ACE-0xbaa2e8" office:value-type="string">
            <text:p>Green - pos</text:p>
          </table:table-cell>
          <table:table-cell table:style-name="ACE-0xbaa768" office:value-type="string">
            <text:p>gnd</text:p>
          </table:table-cell>
          <table:table-cell table:style-name="ACE-0xbaa2e8" office:value-type="string">
            <text:p>Texas Elec. Rain guage</text:p>
          </table:table-cell>
          <table:table-cell table:style-name="ACE-0xbaa2e8" office:value-type="string">
            <text:p>White, Clear - ref, shield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0/5L</text:p>
          </table:table-cell>
          <table:table-cell table:style-name="ACE-0xbaa2e8" office:value-type="string">
            <text:p>PAR up</text:p>
          </table:table-cell>
          <table:table-cell table:style-name="ACE-0xbaa2e8" office:value-type="string">
            <text:p>Blue - neg</text:p>
          </table:table-cell>
          <table:table-cell table:style-name="ACE-0xbaa768" office:value-type="string">
            <text:p>P3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/>
          <table:table-cell table:style-name="ACE-0xbaa2e8" office:value-type="string">
            <text:p>Jumper from 5L</text:p>
          </table:table-cell>
          <table:table-cell table:style-name="ACE-0xbaa76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1/6H</text:p>
          </table:table-cell>
          <table:table-cell table:style-name="ACE-0xbaa2e8" office:value-type="string">
            <text:p>PAR down</text:p>
          </table:table-cell>
          <table:table-cell table:style-name="ACE-0xbaa2e8" office:value-type="string">
            <text:p>Bare - pos</text:p>
          </table:table-cell>
          <table:table-cell table:style-name="ACE-0xbaa768" office:value-type="string">
            <text:p>P4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3">
          <table:table-cell table:style-name="ACE-0xba9d48" office:value-type="string">
            <text:p>SE12/6L</text:p>
          </table:table-cell>
          <table:table-cell table:style-name="ACE-0xbaa2e8" office:value-type="string">
            <text:p>PAR down</text:p>
          </table:table-cell>
          <table:table-cell table:style-name="ACE-0xba98c8" office:value-type="string">
            <text:p>Clear - neg</text:p>
          </table:table-cell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/>
          <table:table-cell table:style-name="ACE-0xbaa2e8" office:value-type="string">
            <text:p>Jumper from 6L</text:p>
          </table:table-cell>
          <table:table-cell table:number-columns-repeated="253" table:style-name="ACE-0xba98c8"/>
        </table:table-row>
        <table:table-row table:style-name="AROW-0">
          <table:table-cell table:number-columns-repeated="3" table:style-name="ACE-0xba98c8"/>
          <table:table-cell table:style-name="ACE-0xbaa0a8"/>
          <table:table-cell table:number-columns-repeated="252" table:style-name="ACE-0xba98c8"/>
        </table:table-row>
        <table:table-row table:style-name="AROW-3">
          <table:table-cell table:style-name="ACE-0xba9e68" office:value-type="string">
            <text:p>Rank 2</text:p>
          </table:table-cell>
          <table:table-cell table:number-columns-repeated="2" table:style-name="ACE-0xba98c8"/>
          <table:table-cell table:style-name="ACE-0xba9e68" office:value-type="string">
            <text:p>POWER OUT terminals</text:p>
          </table:table-cell>
          <table:table-cell table:number-columns-repeated="252" table:style-name="ACE-0xba98c8"/>
        </table:table-row>
        <table:table-row table:style-name="AROW-0">
          <table:table-cell table:style-name="ACE-0xba9f88" office:value-type="string">
            <text:p>SE13/7H</text:p>
          </table:table-cell>
          <table:table-cell table:style-name="ACE-0xbaa2e8" office:value-type="string">
            <text:p>Net radiation</text:p>
          </table:table-cell>
          <table:table-cell table:style-name="ACE-0xbaa648" office:value-type="string">
            <text:p>Red - Diff High</text:p>
          </table:table-cell>
          <table:table-cell table:style-name="ACE-0xba9f8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4/7L</text:p>
          </table:table-cell>
          <table:table-cell table:style-name="ACE-0xbaa2e8" office:value-type="string">
            <text:p>Net radiation</text:p>
          </table:table-cell>
          <table:table-cell table:style-name="ACE-0xbaa648" office:value-type="string">
            <text:p>Black - Diff Low</text:p>
          </table:table-cell>
          <table:table-cell table:style-name="ACE-0xba9d48" office:value-type="string">
            <text:p>5v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 office:value-type="string">
            <text:p>Net radiation</text:p>
          </table:table-cell>
          <table:table-cell table:style-name="ACE-0xbaa648" office:value-type="string">
            <text:p>Clear - Shield, Jumper from 7L</text:p>
          </table:table-cell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5/8H</text:p>
          </table:table-cell>
          <table:table-cell table:style-name="ACE-0xbaa2e8" office:value-type="string">
            <text:p>IR radiometer (Met - 2363)</text:p>
          </table:table-cell>
          <table:table-cell table:style-name="ACE-0xbaa648" office:value-type="string">
            <text:p>Green - signal</text:p>
          </table:table-cell>
          <table:table-cell table:style-name="ACE-0xba9d48" office:value-type="string">
            <text:p>SW12</text:p>
          </table:table-cell>
          <table:table-cell table:style-name="ACE-0xbaa2e8" office:value-type="string">
            <text:p>Vaisala T/H sensor</text:p>
          </table:table-cell>
          <table:table-cell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6/8L</text:p>
          </table:table-cell>
          <table:table-cell table:style-name="ACE-0xba98c8"/>
          <table:table-cell table:style-name="ACE-0xbaa648"/>
          <table:table-cell table:style-name="ACE-0xba9d48" office:value-type="string">
            <text:p>GND</text:p>
          </table:table-cell>
          <table:table-cell table:style-name="ACE-0xbaa2e8" office:value-type="string">
            <text:p>Setra Pressure</text:p>
          </table:table-cell>
          <table:table-cell table:style-name="ACE-0xbaa2e8" office:value-type="string">
            <text:p>Black - power ground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 office:value-type="string">
            <text:p>IR radiometer (Met - 2363)</text:p>
          </table:table-cell>
          <table:table-cell table:style-name="ACE-0xbaa2e8" office:value-type="string">
            <text:p>Blue - SE signal ref</text:p>
          </table:table-cell>
          <table:table-cell table:style-name="ACE-0xba9d48" office:value-type="string">
            <text:p>12v</text:p>
          </table:table-cell>
          <table:table-cell table:style-name="ACE-0xbaa2e8" office:value-type="string">
            <text:p>Setra Pressure</text:p>
          </table:table-cell>
          <table:table-cell table:style-name="ACE-0xbaa2e8" office:value-type="string">
            <text:p>Red - 12vdc supply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7/9H</text:p>
          </table:table-cell>
          <table:table-cell table:style-name="ACE-0xbaa2e8" office:value-type="string">
            <text:p>IR radiometer (Met - 2363)</text:p>
          </table:table-cell>
          <table:table-cell table:style-name="ACE-0xbaa2e8" office:value-type="string">
            <text:p>Red - Diff High</text:p>
          </table:table-cell>
          <table:table-cell table:style-name="ACE-0xba9d48" office:value-type="string">
            <text:p>12v</text:p>
          </table:table-cell>
          <table:table-cell table:style-name="ACE-0xbaa2e8" office:value-type="string">
            <text:p>Judd u-s Depth</text:p>
          </table:table-cell>
          <table:table-cell table:style-name="ACE-0xbaa2e8" office:value-type="string">
            <text:p>Red - 12vdc supply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18/9L</text:p>
          </table:table-cell>
          <table:table-cell table:style-name="ACE-0xbaa2e8" office:value-type="string">
            <text:p>""</text:p>
          </table:table-cell>
          <table:table-cell table:style-name="ACE-0xbaa2e8" office:value-type="string">
            <text:p>Black - Diff Low</text:p>
          </table:table-cell>
          <table:table-cell table:style-name="ACE-0xbaa888" office:value-type="string">
            <text:p>GND</text:p>
          </table:table-cell>
          <table:table-cell table:style-name="ACE-0xbaa2e8" office:value-type="string">
            <text:p>Judd u-s Depth</text:p>
          </table:table-cell>
          <table:table-cell table:style-name="ACE-0xbaa2e8" office:value-type="string">
            <text:p>Black, Clear - power ground, shield</text:p>
          </table:table-cell>
          <table:table-cell table:number-columns-repeated="250" table:style-name="ACE-0xba98c8"/>
        </table:table-row>
        <table:table-row table:style-name="AROW-3">
          <table:table-cell table:style-name="ACE-0xba9d48" office:value-type="string">
            <text:p>gnd</text:p>
          </table:table-cell>
          <table:table-cell table:style-name="ACE-0xbaa2e8" office:value-type="string">
            <text:p>""</text:p>
          </table:table-cell>
          <table:table-cell table:style-name="ACE-0xbaa648" office:value-type="string">
            <text:p>Clear - shield</text:p>
          </table:table-cell>
          <table:table-cell table:style-name="ACE-0xba9e68" office:value-type="string">
            <text:p>CONTROL I/O terminals</text:p>
          </table:table-cell>
          <table:table-cell table:number-columns-repeated="252" table:style-name="ACE-0xba98c8"/>
        </table:table-row>
        <table:table-row table:style-name="AROW-0">
          <table:table-cell table:style-name="ACE-0xba9d48" office:value-type="string">
            <text:p>SE19/10H</text:p>
          </table:table-cell>
          <table:table-cell table:style-name="ACE-0xbaa2e8"/>
          <table:table-cell table:style-name="ACE-0xbaa648"/>
          <table:table-cell table:style-name="ACE-0xba9f88" office:value-type="string">
            <text:p>C1</text:p>
          </table:table-cell>
          <table:table-cell table:style-name="ACE-0xbaa2e8" office:value-type="string">
            <text:p>Setra Pressure</text:p>
          </table:table-cell>
          <table:table-cell table:style-name="ACE-0xbaa2e8" office:value-type="string">
            <text:p>Green - enable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20/10L</text:p>
          </table:table-cell>
          <table:table-cell table:style-name="ACE-0xbaa2e8"/>
          <table:table-cell table:style-name="ACE-0xbaa648"/>
          <table:table-cell table:style-name="ACE-0xba9d48" office:value-type="string">
            <text:p>C2</text:p>
          </table:table-cell>
          <table:table-cell table:style-name="ACE-0xbaa2e8" office:value-type="string">
            <text:p>Judd u-s Depth</text:p>
          </table:table-cell>
          <table:table-cell table:style-name="ACE-0xbaa2e8" office:value-type="string">
            <text:p>Green - enable</text:p>
          </table:table-cell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/>
          <table:table-cell table:style-name="ACE-0xbaa648"/>
          <table:table-cell table:style-name="ACE-0xba9d48" office:value-type="string">
            <text:p>C3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21/11H</text:p>
          </table:table-cell>
          <table:table-cell table:style-name="ACE-0xbaa2e8"/>
          <table:table-cell table:style-name="ACE-0xbaa648"/>
          <table:table-cell table:style-name="ACE-0xba9d48" office:value-type="string">
            <text:p>C4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22/11L</text:p>
          </table:table-cell>
          <table:table-cell table:style-name="ACE-0xbaa2e8"/>
          <table:table-cell table:style-name="ACE-0xbaa648"/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/>
          <table:table-cell table:style-name="ACE-0xbaa648"/>
          <table:table-cell table:style-name="ACE-0xba9d48" office:value-type="string">
            <text:p>C5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23/12H</text:p>
          </table:table-cell>
          <table:table-cell table:style-name="ACE-0xbaa2e8"/>
          <table:table-cell table:style-name="ACE-0xbaa648"/>
          <table:table-cell table:style-name="ACE-0xba9d48" office:value-type="string">
            <text:p>C6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SE24/12L</text:p>
          </table:table-cell>
          <table:table-cell table:style-name="ACE-0xbaa2e8"/>
          <table:table-cell table:style-name="ACE-0xbaa648"/>
          <table:table-cell table:style-name="ACE-0xba9d48" office:value-type="string">
            <text:p>C7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style-name="ACE-0xba9d48" office:value-type="string">
            <text:p>gnd</text:p>
          </table:table-cell>
          <table:table-cell table:style-name="ACE-0xbaa2e8"/>
          <table:table-cell table:style-name="ACE-0xbaa648"/>
          <table:table-cell table:style-name="ACE-0xba9d48" office:value-type="string">
            <text:p>C8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number-columns-repeated="3" table:style-name="ACE-0xba98c8"/>
          <table:table-cell table:style-name="ACE-0xba9d48" office:value-type="string">
            <text:p>GND</text:p>
          </table:table-cell>
          <table:table-cell table:number-columns-repeated="2" table:style-name="ACE-0xbaa2e8"/>
          <table:table-cell table:number-columns-repeated="250" table:style-name="ACE-0xba98c8"/>
        </table:table-row>
        <table:table-row table:style-name="AROW-0">
          <table:table-cell table:number-columns-repeated="256" table:style-name="ACE-0xba98c8"/>
        </table:table-row>
        <table:table-row table:style-name="AROW-0">
          <table:table-cell table:number-columns-repeated="8" table:style-name="ACE-0xba98c8"/>
          <table:table-cell table:number-columns-repeated="56" table:style-name="ACE-0xba98c8"/>
          <table:table-cell table:number-columns-repeated="192" table:style-name="ACE-0xba98c8"/>
        </table:table-row>
        <table:table-row table:style-name="AROW-0" table:number-rows-repeated="2">
          <table:table-cell table:number-columns-repeated="8" table:style-name="ACE-0xba98c8"/>
          <table:table-cell table:number-columns-repeated="56" table:style-name="ACE-0xba98c8"/>
          <table:table-cell table:number-columns-repeated="192" table:style-name="ACE-0xba98c8"/>
        </table:table-row>
        <table:table-row table:style-name="AROW-0">
          <table:table-cell table:number-columns-repeated="8" table:style-name="ACE-0xba98c8"/>
          <table:table-cell table:number-columns-repeated="56" table:style-name="ACE-0xba98c8"/>
          <table:table-cell table:number-columns-repeated="192" table:style-name="ACE-0xba98c8"/>
        </table:table-row>
        <table:table-row table:style-name="AROW-0" table:number-rows-repeated="191">
          <table:table-cell table:number-columns-repeated="8" table:style-name="ACE-0xba98c8"/>
          <table:table-cell table:number-columns-repeated="56" table:style-name="ACE-0xba98c8"/>
          <table:table-cell table:number-columns-repeated="192" table:style-name="ACE-0xba98c8"/>
        </table:table-row>
        <table:table-row table:style-name="AROW-0">
          <table:table-cell table:number-columns-repeated="64" table:style-name="ACE-0xba98c8"/>
          <table:table-cell table:number-columns-repeated="192" table:style-name="ACE-0xba98c8"/>
        </table:table-row>
        <table:table-row table:style-name="AROW-0" table:number-rows-repeated="65279">
          <table:table-cell table:number-columns-repeated="64" table:style-name="ACE-0xba98c8"/>
          <table:table-cell table:number-columns-repeated="192" table:style-name="ACE-0xba98c8"/>
        </table:table-row>
      </table:table>
      <table:table table:name="Forest1 CR23x" table:style-name="ta-v-lr">
        <table:table-column table:default-cell-style-name="ACE-0xbaabe8" table:style-name="ACOL-32"/>
        <table:table-column table:default-cell-style-name="ACE-0xbaabe8" table:style-name="ACOL-33"/>
        <table:table-column table:default-cell-style-name="ACE-0xbaabe8" table:style-name="ACOL-34"/>
        <table:table-column table:default-cell-style-name="ACE-0xbaabe8" table:style-name="ACOL-35"/>
        <table:table-column table:default-cell-style-name="ACE-0xbaabe8" table:style-name="ACOL-36"/>
        <table:table-column table:default-cell-style-name="ACE-0xbaabe8" table:style-name="ACOL-37"/>
        <table:table-column table:default-cell-style-name="ACE-0xbaabe8" table:style-name="ACOL-38"/>
        <table:table-column table:default-cell-style-name="ACE-0xbaabe8" table:style-name="ACOL-39"/>
        <table:table-column table:default-cell-style-name="ACE-0xbaabe8" table:style-name="ACOL-40"/>
        <table:table-column table:default-cell-style-name="ACE-0xbaabe8" table:style-name="ACOL-0"/>
        <table:table-column table:default-cell-style-name="ACE-0xbaabe8" table:style-name="ACOL-0" table:number-columns-repeated="246"/>
        <table:table-row table:style-name="AROW-0">
          <table:table-cell table:number-columns-repeated="256" table:style-name="ACE-0xbaabe8"/>
        </table:table-row>
        <table:table-row table:style-name="AROW-0" table:number-rows-repeated="2">
          <table:table-cell table:number-columns-repeated="256" table:style-name="ACE-0xbaabe8"/>
        </table:table-row>
        <table:table-row table:style-name="AROW-0">
          <table:table-cell table:style-name="ACE-0xbaad08" office:value-type="string">
            <text:p>Datalogger</text:p>
          </table:table-cell>
          <table:table-cell table:style-name="ACE-0xbaad08" office:value-type="string">
            <text:p>Model</text:p>
          </table:table-cell>
          <table:table-cell table:style-name="ACE-0xbaad08" office:value-type="string">
            <text:p>ser num</text:p>
          </table:table-cell>
          <table:table-cell table:style-name="ACE-0xbaad08" office:value-type="string">
            <text:p>Mounting hardware</text:p>
          </table:table-cell>
          <table:table-cell table:style-name="ACE-0xbaad08" office:value-type="string">
            <text:p>Notes</text:p>
          </table:table-cell>
          <table:table-cell table:number-columns-repeated="251" table:style-name="ACE-0xbaabe8"/>
        </table:table-row>
        <table:table-row table:style-name="AROW-0">
          <table:table-cell table:style-name="ACE-0xbaabe8" office:value-type="string">
            <text:p>Forest1</text:p>
          </table:table-cell>
          <table:table-cell table:style-name="ACE-0xbaabe8" office:value-type="string">
            <text:p>Campbell CR23x</text:p>
          </table:table-cell>
          <table:table-cell table:style-name="ACE-0xbaabe8" office:value-type="string">
            <text:p>6343 (inventory #279627)</text:p>
          </table:table-cell>
          <table:table-cell table:style-name="ACE-0xbaabe8" office:value-type="string">
            <text:p>Campbell enclosure on 8 ft post (Forest tower)</text:p>
          </table:table-cell>
          <table:table-cell table:number-columns-repeated="252" table:style-name="ACE-0xbaabe8"/>
        </table:table-row>
        <table:table-row table:style-name="AROW-0">
          <table:table-cell table:number-columns-repeated="256" table:style-name="ACE-0xbaabe8"/>
        </table:table-row>
        <text:soft-page-break/>
        <table:table-row table:style-name="AROW-0">
          <table:table-cell table:style-name="ACE-0xbaad08" office:value-type="string">
            <text:p>Multiplexers</text:p>
          </table:table-cell>
          <table:table-cell table:number-columns-repeated="255" table:style-name="ACE-0xbaabe8"/>
        </table:table-row>
        <table:table-row table:style-name="AROW-0">
          <table:table-cell table:style-name="ACE-0xbaabe8" office:value-type="string">
            <text:p>Mux1</text:p>
          </table:table-cell>
          <table:table-cell table:number-columns-repeated="255" table:style-name="ACE-0xbaabe8"/>
        </table:table-row>
        <table:table-row table:style-name="AROW-0">
          <table:table-cell table:style-name="ACE-0xbaabe8" office:value-type="string">
            <text:p>Mux2</text:p>
          </table:table-cell>
          <table:table-cell table:number-columns-repeated="255" table:style-name="ACE-0xbaabe8"/>
        </table:table-row>
        <table:table-row table:style-name="AROW-0">
          <table:table-cell table:number-columns-repeated="256" table:style-name="ACE-0xbaabe8"/>
        </table:table-row>
        <table:table-row table:style-name="AROW-0">
          <table:table-cell table:style-name="ACE-0xbaad08" office:value-type="string">
            <text:p>Sensors</text:p>
          </table:table-cell>
          <table:table-cell table:style-name="ACE-0xbaad08" office:value-type="string">
            <text:p>Model</text:p>
          </table:table-cell>
          <table:table-cell table:style-name="ACE-0xbaad08" office:value-type="string">
            <text:p>Ser num</text:p>
          </table:table-cell>
          <table:table-cell table:style-name="ACE-0xbaad08" office:value-type="string">
            <text:p>Mounting hardware</text:p>
          </table:table-cell>
          <table:table-cell table:style-name="ACE-0xbaad08" office:value-type="string">
            <text:p>Mounting height/location</text:p>
          </table:table-cell>
          <table:table-cell table:style-name="ACE-0xbaad08" office:value-type="string">
            <text:p>Wired to</text:p>
          </table:table-cell>
          <table:table-cell table:style-name="ACE-0xbaad08" office:value-type="string">
            <text:p>Calibration 1</text:p>
          </table:table-cell>
          <table:table-cell table:style-name="ACE-0xbaad08" office:value-type="string">
            <text:p>Calibration 2</text:p>
          </table:table-cell>
          <table:table-cell table:style-name="ACE-0xbaad08" office:value-type="string">
            <text:p>Calibration 3</text:p>
          </table:table-cell>
          <table:table-cell table:style-name="ACE-0xbaad08" office:value-type="string">
            <text:p>Notes</text:p>
          </table:table-cell>
          <table:table-cell table:number-columns-repeated="246" table:style-name="ACE-0xbaabe8"/>
        </table:table-row>
        <table:table-row table:style-name="AROW-0">
          <table:table-cell table:style-name="ACE-0xbaabe8" office:value-type="string">
            <text:p>Temp/Humid</text:p>
          </table:table-cell>
          <table:table-cell table:style-name="ACE-0xbaabe8" office:value-type="string">
            <text:p>Vaisala HMP45A</text:p>
          </table:table-cell>
          <table:table-cell table:style-name="ACE-0xbab608" office:value-type="string">
            <text:p>W0530009</text:p>
          </table:table-cell>
          <table:table-cell table:style-name="ACE-0xbaabe8" office:value-type="string">
            <text:p>RM Young beehive/pole</text:p>
          </table:table-cell>
          <table:table-cell table:style-name="ACE-0xbaabe8"/>
          <table:table-cell table:style-name="ACE-0xbaabe8" office:value-type="string">
            <text:p>Forest1 CR23x</text:p>
          </table:table-cell>
          <table:table-cell table:number-columns-repeated="250" table:style-name="ACE-0xbaabe8"/>
        </table:table-row>
        <table:table-row table:style-name="AROW-0">
          <table:table-cell table:style-name="ACE-0xbaabe8" office:value-type="string">
            <text:p>Wind</text:p>
          </table:table-cell>
          <table:table-cell table:style-name="ACE-0xbaabe8" office:value-type="string">
            <text:p>Met One C034B</text:p>
          </table:table-cell>
          <table:table-cell table:style-name="ACE-0xbab608" office:value-type="string">
            <text:p>C5805</text:p>
          </table:table-cell>
          <table:table-cell table:style-name="ACE-0xbaabe8" office:value-type="string">
            <text:p>nurail on boom</text:p>
          </table:table-cell>
          <table:table-cell table:style-name="ACE-0xbaabe8"/>
          <table:table-cell table:style-name="ACE-0xbaabe8" office:value-type="string">
            <text:p>Forest1 CR23x</text:p>
          </table:table-cell>
          <table:table-cell table:number-columns-repeated="250" table:style-name="ACE-0xbaabe8"/>
        </table:table-row>
        <table:table-row table:style-name="AROW-0">
          <table:table-cell table:style-name="ACE-0xbaabe8" office:value-type="string">
            <text:p>PAR up</text:p>
          </table:table-cell>
          <table:table-cell table:style-name="ACE-0xbaabe8" office:value-type="string">
            <text:p>Li-Cor Quantum 190</text:p>
          </table:table-cell>
          <table:table-cell table:style-name="ACE-0xbab608" office:value-type="string">
            <text:p>Q33403</text:p>
          </table:table-cell>
          <table:table-cell table:style-name="ACE-0xbaabe8" office:value-type="string">
            <text:p>CM225</text:p>
          </table:table-cell>
          <table:table-cell table:style-name="ACE-0xbaabe8"/>
          <table:table-cell table:style-name="ACE-0xbaabe8" office:value-type="string">
            <text:p>Forest1 CR23x</text:p>
          </table:table-cell>
          <table:table-cell table:style-name="ACE-0xbaabe8" office:value-type="string">
            <text:p>mult: -167.22</text:p>
          </table:table-cell>
          <table:table-cell table:style-name="ACE-0xbaabe8" office:value-type="string">
            <text:p>tcoff: .0036</text:p>
          </table:table-cell>
          <table:table-cell table:style-name="ACE-0xbaabe8"/>
          <table:table-cell table:style-name="ACE-0xbaabe8" office:value-type="string">
            <text:p>Needs 604 ohm millivolt adapter or resistor</text:p>
          </table:table-cell>
          <table:table-cell table:number-columns-repeated="246" table:style-name="ACE-0xbaabe8"/>
        </table:table-row>
        <table:table-row table:style-name="AROW-0">
          <table:table-cell table:style-name="ACE-0xbaabe8" office:value-type="string">
            <text:p>PAR down</text:p>
          </table:table-cell>
          <table:table-cell table:style-name="ACE-0xbaabe8" office:value-type="string">
            <text:p>Li-Cor Quantum 190</text:p>
          </table:table-cell>
          <table:table-cell table:style-name="ACE-0xbab608" office:value-type="string">
            <text:p>Q33401</text:p>
          </table:table-cell>
          <table:table-cell table:style-name="ACE-0xbaabe8" office:value-type="string">
            <text:p>CM225</text:p>
          </table:table-cell>
          <table:table-cell table:style-name="ACE-0xbaabe8"/>
          <table:table-cell table:style-name="ACE-0xbaabe8" office:value-type="string">
            <text:p>Forest1 CR23x</text:p>
          </table:table-cell>
          <table:table-cell table:style-name="ACE-0xbaabe8" office:value-type="string">
            <text:p>mult: -157.48</text:p>
          </table:table-cell>
          <table:table-cell table:style-name="ACE-0xbaabe8" office:value-type="string">
            <text:p>tcoff: .0036</text:p>
          </table:table-cell>
          <table:table-cell table:style-name="ACE-0xbaabe8"/>
          <table:table-cell table:style-name="ACE-0xbaabe8" office:value-type="string">
            <text:p>Needs 604 ohm millivolt adapter or resistor</text:p>
          </table:table-cell>
          <table:table-cell table:number-columns-repeated="246" table:style-name="ACE-0xbaabe8"/>
        </table:table-row>
        <table:table-row table:style-name="AROW-0">
          <table:table-cell table:style-name="ACE-0xbaabe8" office:value-type="string">
            <text:p>IR radiometer</text:p>
          </table:table-cell>
          <table:table-cell table:style-name="ACE-0xbaabe8" office:value-type="string">
            <text:p>Apogee SI-111</text:p>
          </table:table-cell>
          <table:table-cell table:style-name="ACE-0xbab608" office:value-type="float" office:value="2361">
            <text:p>2361</text:p>
          </table:table-cell>
          <table:table-cell table:style-name="ACE-0xbaabe8" office:value-type="string">
            <text:p>CM230</text:p>
          </table:table-cell>
          <table:table-cell table:style-name="ACE-0xbaabe8" office:value-type="string">
            <text:p>Treatment edge</text:p>
          </table:table-cell>
          <table:table-cell table:style-name="ACE-0xbaabe8" office:value-type="string">
            <text:p>Forest1 CR23x</text:p>
          </table:table-cell>
          <table:table-cell table:style-name="ACE-0xbaabe8" office:value-type="string">
            <text:p>C2 m: 0.86384, b: 0.28300</text:p>
          </table:table-cell>
          <table:table-cell table:style-name="ACE-0xbaabe8" office:value-type="string">
            <text:p>C1 m: 62.23732, b: -4.82953</text:p>
          </table:table-cell>
          <table:table-cell table:style-name="ACE-0xbaabe8" office:value-type="string">
            <text:p>C0 m: 14338.44338, b: -12.73683</text:p>
          </table:table-cell>
          <table:table-cell table:style-name="ACE-0xbaabe8" office:value-type="string">
            <text:p>Calibration coefficients are saved in my drawer</text:p>
          </table:table-cell>
          <table:table-cell table:number-columns-repeated="246" table:style-name="ACE-0xbaabe8"/>
        </table:table-row>
        <table:table-row table:style-name="AROW-0">
          <table:table-cell table:style-name="ACE-0xbaabe8" office:value-type="string">
            <text:p>IR radiometer</text:p>
          </table:table-cell>
          <table:table-cell table:style-name="ACE-0xbaabe8" office:value-type="string">
            <text:p>Apogee SI-111</text:p>
          </table:table-cell>
          <table:table-cell table:style-name="ACE-0xbab608" office:value-type="float" office:value="2362">
            <text:p>2362</text:p>
          </table:table-cell>
          <table:table-cell table:style-name="ACE-0xbaabe8" office:value-type="string">
            <text:p>CM230</text:p>
          </table:table-cell>
          <table:table-cell table:style-name="ACE-0xbaabe8" office:value-type="string">
            <text:p>Canopy</text:p>
          </table:table-cell>
          <table:table-cell table:style-name="ACE-0xbaabe8" office:value-type="string">
            <text:p>Forest1 CR23x</text:p>
          </table:table-cell>
          <table:table-cell table:style-name="ACE-0xbaabe8" office:value-type="string">
            <text:p>C2 m: 0.77405, b: 0.24962</text:p>
          </table:table-cell>
          <table:table-cell table:style-name="ACE-0xbaabe8" office:value-type="string">
            <text:p>C1 m: 68.07768, b: -2.25549</text:p>
          </table:table-cell>
          <table:table-cell table:style-name="ACE-0xbaabe8" office:value-type="string">
            <text:p>C0 m: 14222.34222, b: -72.48612</text:p>
          </table:table-cell>
          <table:table-cell table:number-columns-repeated="247" table:style-name="ACE-0xbaabe8"/>
        </table:table-row>
        <table:table-row table:style-name="AROW-0">
          <table:table-cell table:style-name="ACE-0xbaabe8" office:value-type="string">
            <text:p>IR radiometer</text:p>
          </table:table-cell>
          <table:table-cell table:style-name="ACE-0xbaabe8" office:value-type="string">
            <text:p>Apogee SI-111</text:p>
          </table:table-cell>
          <table:table-cell table:style-name="ACE-0xbab608" office:value-type="float" office:value="2364">
            <text:p>2364</text:p>
          </table:table-cell>
          <table:table-cell table:style-name="ACE-0xbaabe8" office:value-type="string">
            <text:p>CM230</text:p>
          </table:table-cell>
          <table:table-cell table:style-name="ACE-0xbaabe8" office:value-type="string">
            <text:p>Control edge</text:p>
          </table:table-cell>
          <table:table-cell table:style-name="ACE-0xbaabe8" office:value-type="string">
            <text:p>Forest1 CR23x</text:p>
          </table:table-cell>
          <table:table-cell table:style-name="ACE-0xbaabe8" office:value-type="string">
            <text:p>C2 m: 0.60645, b: 0.35482</text:p>
          </table:table-cell>
          <table:table-cell table:style-name="ACE-0xbaabe8" office:value-type="string">
            <text:p>C1 m: 73.83054, b: -9.16495</text:p>
          </table:table-cell>
          <table:table-cell table:style-name="ACE-0xbaabe8" office:value-type="string">
            <text:p>C0 m: 13076.13076, b: -82.13272</text:p>
          </table:table-cell>
          <table:table-cell table:number-columns-repeated="247" table:style-name="ACE-0xbaabe8"/>
        </table:table-row>
        <table:table-row table:style-name="AROW-0">
          <table:table-cell table:style-name="ACE-0xbaabe8" office:value-type="string">
            <text:p>Net radiation</text:p>
          </table:table-cell>
          <table:table-cell table:style-name="ACE-0xbaabe8" office:value-type="string">
            <text:p>REBS Q_7.1</text:p>
          </table:table-cell>
          <table:table-cell table:style-name="ACE-0xbab608"/>
          <table:table-cell table:number-columns-repeated="2" table:style-name="ACE-0xbaabe8"/>
          <table:table-cell table:style-name="ACE-0xbaabe8" office:value-type="string">
            <text:p>Forest1 CR23x</text:p>
          </table:table-cell>
          <table:table-cell table:style-name="ACE-0xbaabe8" office:value-type="string">
            <text:p>pos:</text:p>
          </table:table-cell>
          <table:table-cell table:style-name="ACE-0xbaabe8" office:value-type="string">
            <text:p>neg:</text:p>
          </table:table-cell>
          <table:table-cell table:number-columns-repeated="248" table:style-name="ACE-0xbaabe8"/>
        </table:table-row>
        <table:table-row table:style-name="AROW-0">
          <table:table-cell table:number-columns-repeated="2" table:style-name="ACE-0xbaabe8"/>
          <table:table-cell table:style-name="ACE-0xbab608"/>
          <table:table-cell table:number-columns-repeated="253" table:style-name="ACE-0xbaabe8"/>
        </table:table-row>
        <table:table-row table:style-name="AROW-0">
          <table:table-cell table:number-columns-repeated="2" table:style-name="ACE-0xbaabe8"/>
          <table:table-cell table:style-name="ACE-0xbab608"/>
          <table:table-cell table:number-columns-repeated="253" table:style-name="ACE-0xbaabe8"/>
        </table:table-row>
        <table:table-row table:style-name="AROW-0">
          <table:table-cell table:number-columns-repeated="256" table:style-name="ACE-0xbaabe8"/>
        </table:table-row>
        <table:table-row table:style-name="AROW-3">
          <table:table-cell table:style-name="ACE-0xbaae28" office:value-type="string">
            <text:p>SE/DIFF terminals</text:p>
          </table:table-cell>
          <table:table-cell table:style-name="ACE-0xbab2a8" office:value-type="string">
            <text:p>Instrument</text:p>
          </table:table-cell>
          <table:table-cell table:style-name="ACE-0xbab2a8" office:value-type="string">
            <text:p>Wire</text:p>
          </table:table-cell>
          <table:table-cell table:style-name="ACE-0xbaae28" office:value-type="string">
            <text:p>EX terminals</text:p>
          </table:table-cell>
          <table:table-cell table:style-name="ACE-0xbab2a8" office:value-type="string">
            <text:p>Instrument</text:p>
          </table:table-cell>
          <table:table-cell table:style-name="ACE-0xbab2a8" office:value-type="string">
            <text:p>Wire</text:p>
          </table:table-cell>
          <table:table-cell table:number-columns-repeated="250" table:style-name="ACE-0xbaabe8"/>
        </table:table-row>
        <table:table-row table:style-name="AROW-0">
          <table:table-cell table:style-name="ACE-0xbaaf48" office:value-type="string">
            <text:p>Rank 1</text:p>
          </table:table-cell>
          <table:table-cell table:number-columns-repeated="2" table:style-name="ACE-0xbab3c8"/>
          <table:table-cell table:style-name="ACE-0xbab848" office:value-type="string">
            <text:p>gnd</text:p>
          </table:table-cell>
          <table:table-cell table:number-columns-repeated="2" table:style-name="ACE-0xbab3c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/1H</text:p>
          </table:table-cell>
          <table:table-cell table:style-name="ACE-0xbab4e8" office:value-type="string">
            <text:p>Mux1</text:p>
          </table:table-cell>
          <table:table-cell table:style-name="ACE-0xbab4e8" office:value-type="string">
            <text:p>COM Even L</text:p>
          </table:table-cell>
          <table:table-cell table:style-name="ACE-0xbab968" office:value-type="string">
            <text:p>EX1</text:p>
          </table:table-cell>
          <table:table-cell table:style-name="ACE-0xbab4e8" office:value-type="string">
            <text:p>IR radiometer (Treatment - 2361)</text:p>
          </table:table-cell>
          <table:table-cell table:style-name="ACE-0xbab4e8" office:value-type="string">
            <text:p>White - excitation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2/1L</text:p>
          </table:table-cell>
          <table:table-cell table:style-name="ACE-0xbab4e8" office:value-type="string">
            <text:p>Mux2</text:p>
          </table:table-cell>
          <table:table-cell table:style-name="ACE-0xbab4e8" office:value-type="string">
            <text:p>COM Even L</text:p>
          </table:table-cell>
          <table:table-cell table:style-name="ACE-0xbab968" office:value-type="string">
            <text:p>EX2</text:p>
          </table:table-cell>
          <table:table-cell table:style-name="ACE-0xbab4e8" office:value-type="string">
            <text:p>IR radiometer (Control - 2364)</text:p>
          </table:table-cell>
          <table:table-cell table:style-name="ACE-0xbab4e8" office:value-type="string">
            <text:p>White - excitation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Mux 1&amp; Mux2</text:p>
          </table:table-cell>
          <table:table-cell table:style-name="ACE-0xbab4e8" office:value-type="string">
            <text:p>COM gnd (via shields)</text:p>
          </table:table-cell>
          <table:table-cell table:style-name="ACE-0xbab9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3/2H</text:p>
          </table:table-cell>
          <table:table-cell table:style-name="ACE-0xbab4e8" office:value-type="string">
            <text:p>IR radiometer (Treatment - 2361)</text:p>
          </table:table-cell>
          <table:table-cell table:style-name="ACE-0xbab4e8" office:value-type="string">
            <text:p>Green - SE signal</text:p>
          </table:table-cell>
          <table:table-cell table:style-name="ACE-0xbab968" office:value-type="string">
            <text:p>EX3</text:p>
          </table:table-cell>
          <table:table-cell table:style-name="ACE-0xbab4e8" office:value-type="string">
            <text:p>IR radiometer (Canopy - 2362)</text:p>
          </table:table-cell>
          <table:table-cell table:style-name="ACE-0xbab4e8" office:value-type="string">
            <text:p>White - excitation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4/2L</text:p>
          </table:table-cell>
          <table:table-cell table:style-name="ACE-0xbab4e8" office:value-type="string">
            <text:p>IR radiometer (Control - 2364)</text:p>
          </table:table-cell>
          <table:table-cell table:style-name="ACE-0xbab4e8" office:value-type="string">
            <text:p>Green - SE signal</text:p>
          </table:table-cell>
          <table:table-cell table:style-name="ACE-0xbab968" office:value-type="string">
            <text:p>EX4</text:p>
          </table:table-cell>
          <table:table-cell table:style-name="ACE-0xbab4e8" office:value-type="string">
            <text:p>Met One windset</text:p>
          </table:table-cell>
          <table:table-cell table:style-name="ACE-0xbab4e8" office:value-type="string">
            <text:p>Blue - Wind direction excit.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IR radiometers (2361 &amp; 2364)</text:p>
          </table:table-cell>
          <table:table-cell table:style-name="ACE-0xbab4e8" office:value-type="string">
            <text:p>Blue - SE signal ref (2)</text:p>
          </table:table-cell>
          <table:table-cell table:style-name="ACE-0xbab968" office:value-type="string">
            <text:p>gnd</text:p>
          </table:table-cell>
          <table:table-cell table:style-name="ACE-0xbab4e8" office:value-type="string">
            <text:p>Met One windset</text:p>
          </table:table-cell>
          <table:table-cell table:style-name="ACE-0xbab4e8" office:value-type="string">
            <text:p>Clear - Wind direction shield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5/3H</text:p>
          </table:table-cell>
          <table:table-cell table:style-name="ACE-0xbab4e8" office:value-type="string">
            <text:p>IR radiometer (Treatment - 2361)</text:p>
          </table:table-cell>
          <table:table-cell table:style-name="ACE-0xbab4e8" office:value-type="string">
            <text:p>Red - Diff High</text:p>
          </table:table-cell>
          <table:table-cell table:style-name="ACE-0xbab968" office:value-type="string">
            <text:p>CAO1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6/3L</text:p>
          </table:table-cell>
          <table:table-cell table:style-name="ACE-0xbab4e8" office:value-type="string">
            <text:p>""</text:p>
          </table:table-cell>
          <table:table-cell table:style-name="ACE-0xbab4e8" office:value-type="string">
            <text:p>Black - Diff ref</text:p>
          </table:table-cell>
          <table:table-cell table:style-name="ACE-0xbab968" office:value-type="string">
            <text:p>CAO2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IR radiometer (2361)</text:p>
          </table:table-cell>
          <table:table-cell table:style-name="ACE-0xbab4e8" office:value-type="string">
            <text:p>Clear - shield</text:p>
          </table:table-cell>
          <table:table-cell table:style-name="ACE-0xbab9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7/4H</text:p>
          </table:table-cell>
          <table:table-cell table:style-name="ACE-0xbab4e8" office:value-type="string">
            <text:p>IR radiometer (Control - 2364)</text:p>
          </table:table-cell>
          <table:table-cell table:style-name="ACE-0xbab4e8" office:value-type="string">
            <text:p>Red - Diff High</text:p>
          </table:table-cell>
          <table:table-cell table:style-name="ACE-0xbab968" office:value-type="string">
            <text:p>P1</text:p>
          </table:table-cell>
          <table:table-cell table:style-name="ACE-0xbab4e8" office:value-type="string">
            <text:p>Met One windset</text:p>
          </table:table-cell>
          <table:table-cell table:style-name="ACE-0xbab4e8" office:value-type="string">
            <text:p>Red - Wind speed signal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8/4L</text:p>
          </table:table-cell>
          <table:table-cell table:style-name="ACE-0xbab4e8" office:value-type="string">
            <text:p>""</text:p>
          </table:table-cell>
          <table:table-cell table:style-name="ACE-0xbab4e8" office:value-type="string">
            <text:p>Black - Diff Low</text:p>
          </table:table-cell>
          <table:table-cell table:style-name="ACE-0xbab968" office:value-type="string">
            <text:p>gnd</text:p>
          </table:table-cell>
          <table:table-cell table:style-name="ACE-0xbab4e8" office:value-type="string">
            <text:p>Met One windset</text:p>
          </table:table-cell>
          <table:table-cell table:style-name="ACE-0xbab4e8" office:value-type="string">
            <text:p>Black - Wind speed ref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IR radiometer (2364)</text:p>
          </table:table-cell>
          <table:table-cell table:style-name="ACE-0xbab4e8" office:value-type="string">
            <text:p>Clear - shield</text:p>
          </table:table-cell>
          <table:table-cell table:style-name="ACE-0xbab968" office:value-type="string">
            <text:p>P2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9/5H</text:p>
          </table:table-cell>
          <table:table-cell table:style-name="ACE-0xbab4e8" office:value-type="string">
            <text:p>IR radiometer (Canopy - 2362)</text:p>
          </table:table-cell>
          <table:table-cell table:style-name="ACE-0xbab4e8" office:value-type="string">
            <text:p>Green - SE signal</text:p>
          </table:table-cell>
          <table:table-cell table:style-name="ACE-0xbab9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0/5L</text:p>
          </table:table-cell>
          <table:table-cell table:number-columns-repeated="2" table:style-name="ACE-0xbab4e8"/>
          <table:table-cell table:style-name="ACE-0xbab968" office:value-type="string">
            <text:p>P3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IR radiometer (Canopy - 2362)</text:p>
          </table:table-cell>
          <table:table-cell table:style-name="ACE-0xbab4e8" office:value-type="string">
            <text:p>Blue - SE signal ref</text:p>
          </table:table-cell>
          <table:table-cell table:style-name="ACE-0xbab9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1/6H</text:p>
          </table:table-cell>
          <table:table-cell table:style-name="ACE-0xbab4e8" office:value-type="string">
            <text:p>IR radiometer (Canopy - 2362)</text:p>
          </table:table-cell>
          <table:table-cell table:style-name="ACE-0xbab4e8" office:value-type="string">
            <text:p>Red - Diff High</text:p>
          </table:table-cell>
          <table:table-cell table:style-name="ACE-0xbab968" office:value-type="string">
            <text:p>P4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2/6L</text:p>
          </table:table-cell>
          <table:table-cell table:style-name="ACE-0xbab4e8" office:value-type="string">
            <text:p>""</text:p>
          </table:table-cell>
          <table:table-cell table:style-name="ACE-0xbab4e8" office:value-type="string">
            <text:p>Black - Diff Low</text:p>
          </table:table-cell>
          <table:table-cell table:style-name="ACE-0xbab068" office:value-type="string">
            <text:p>gnd</text:p>
          </table:table-cell>
          <table:table-cell table:style-name="ACE-0xbab4e8" office:value-type="string">
            <text:p>Mux1, Mux2</text:p>
          </table:table-cell>
          <table:table-cell table:style-name="ACE-0xbab4e8" office:value-type="string">
            <text:p>Shields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""</text:p>
          </table:table-cell>
          <table:table-cell table:style-name="ACE-0xbab4e8" office:value-type="string">
            <text:p>Clear - shield</text:p>
          </table:table-cell>
          <table:table-cell table:number-columns-repeated="253" table:style-name="ACE-0xbaabe8"/>
        </table:table-row>
        <table:table-row table:style-name="AROW-0">
          <table:table-cell table:number-columns-repeated="3" table:style-name="ACE-0xbaabe8"/>
          <table:table-cell table:style-name="ACE-0xbaba88"/>
          <table:table-cell table:number-columns-repeated="252" table:style-name="ACE-0xbaabe8"/>
        </table:table-row>
        <table:table-row table:style-name="AROW-3">
          <table:table-cell table:style-name="ACE-0xbaae28" office:value-type="string">
            <text:p>Rank 2</text:p>
          </table:table-cell>
          <table:table-cell table:style-name="ACE-0xbab2a8" office:value-type="string">
            <text:p>Instrument</text:p>
          </table:table-cell>
          <table:table-cell table:style-name="ACE-0xbab2a8" office:value-type="string">
            <text:p>Wire</text:p>
          </table:table-cell>
          <table:table-cell table:style-name="ACE-0xbaae28" office:value-type="string">
            <text:p>POWER OUT terminals</text:p>
          </table:table-cell>
          <table:table-cell table:style-name="ACE-0xbab2a8" office:value-type="string">
            <text:p>Instrument</text:p>
          </table:table-cell>
          <table:table-cell table:style-name="ACE-0xbab2a8" office:value-type="string">
            <text:p>Wire</text:p>
          </table:table-cell>
          <table:table-cell table:number-columns-repeated="250" table:style-name="ACE-0xbaabe8"/>
        </table:table-row>
        <table:table-row table:style-name="AROW-0">
          <table:table-cell table:style-name="ACE-0xbab188" office:value-type="string">
            <text:p>SE13/7H</text:p>
          </table:table-cell>
          <table:table-cell table:style-name="ACE-0xbab4e8" office:value-type="string">
            <text:p>Vaisala T/H sensor</text:p>
          </table:table-cell>
          <table:table-cell table:style-name="ACE-0xbab728" office:value-type="string">
            <text:p>White - T signal</text:p>
          </table:table-cell>
          <table:table-cell table:style-name="ACE-0xbab18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4/7L</text:p>
          </table:table-cell>
          <table:table-cell table:style-name="ACE-0xbab4e8" office:value-type="string">
            <text:p>Vaisala T/H sensor</text:p>
          </table:table-cell>
          <table:table-cell table:style-name="ACE-0xbab728" office:value-type="string">
            <text:p>Green H signal</text:p>
          </table:table-cell>
          <table:table-cell table:style-name="ACE-0xbab068" office:value-type="string">
            <text:p>5v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Vaisala T/H sensor</text:p>
          </table:table-cell>
          <table:table-cell table:style-name="ACE-0xbab728" office:value-type="string">
            <text:p>Blue, black, clear - sig ref, gnds</text:p>
          </table:table-cell>
          <table:table-cell table:style-name="ACE-0xbab0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5/8H</text:p>
          </table:table-cell>
          <table:table-cell table:style-name="ACE-0xbab4e8" office:value-type="string">
            <text:p>Met One windset</text:p>
          </table:table-cell>
          <table:table-cell table:style-name="ACE-0xbab728" office:value-type="string">
            <text:p>Green - Wind direction sig</text:p>
          </table:table-cell>
          <table:table-cell table:style-name="ACE-0xbab068" office:value-type="string">
            <text:p>SW12</text:p>
          </table:table-cell>
          <table:table-cell table:style-name="ACE-0xbab4e8" office:value-type="string">
            <text:p>Mux1, Mux2 &amp; Vaisala T/H</text:p>
          </table:table-cell>
          <table:table-cell table:style-name="ACE-0xbab4e8" office:value-type="string">
            <text:p>COM Odd H &amp; Red (enable)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6/8L</text:p>
          </table:table-cell>
          <table:table-cell table:style-name="ACE-0xbab4e8"/>
          <table:table-cell table:style-name="ACE-0xbab728"/>
          <table:table-cell table:style-name="ACE-0xbab068" office:value-type="string">
            <text:p>GND</text:p>
          </table:table-cell>
          <table:table-cell table:style-name="ACE-0xbab4e8" office:value-type="string">
            <text:p>Mux1</text:p>
          </table:table-cell>
          <table:table-cell table:style-name="ACE-0xbab4e8" office:value-type="string">
            <text:p>GND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 office:value-type="string">
            <text:p>Met One windset</text:p>
          </table:table-cell>
          <table:table-cell table:style-name="ACE-0xbab728" office:value-type="string">
            <text:p>White - Wind direction ref</text:p>
          </table:table-cell>
          <table:table-cell table:style-name="ACE-0xbab068" office:value-type="string">
            <text:p>12v</text:p>
          </table:table-cell>
          <table:table-cell table:style-name="ACE-0xbab4e8" office:value-type="string">
            <text:p>Mux1</text:p>
          </table:table-cell>
          <table:table-cell table:style-name="ACE-0xbab4e8" office:value-type="string">
            <text:p>12V and COM Even H (2)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7/9H</text:p>
          </table:table-cell>
          <table:table-cell table:style-name="ACE-0xbab4e8"/>
          <table:table-cell table:style-name="ACE-0xbab728"/>
          <table:table-cell table:style-name="ACE-0xbab068" office:value-type="string">
            <text:p>12v</text:p>
          </table:table-cell>
          <table:table-cell table:style-name="ACE-0xbab4e8" office:value-type="string">
            <text:p>Mux2</text:p>
          </table:table-cell>
          <table:table-cell table:style-name="ACE-0xbab4e8" office:value-type="string">
            <text:p>12V and COM Even H (2)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18/9L</text:p>
          </table:table-cell>
          <table:table-cell table:style-name="ACE-0xbab4e8"/>
          <table:table-cell table:style-name="ACE-0xbab728"/>
          <table:table-cell table:style-name="ACE-0xbabba8" office:value-type="string">
            <text:p>GND</text:p>
          </table:table-cell>
          <table:table-cell table:style-name="ACE-0xbab4e8" office:value-type="string">
            <text:p>Mux2</text:p>
          </table:table-cell>
          <table:table-cell table:style-name="ACE-0xbab4e8" office:value-type="string">
            <text:p>GND</text:p>
          </table:table-cell>
          <table:table-cell table:number-columns-repeated="250" table:style-name="ACE-0xbaabe8"/>
        </table:table-row>
        <table:table-row table:style-name="AROW-3">
          <table:table-cell table:style-name="ACE-0xbab068" office:value-type="string">
            <text:p>gnd</text:p>
          </table:table-cell>
          <table:table-cell table:style-name="ACE-0xbab4e8"/>
          <table:table-cell table:style-name="ACE-0xbab728"/>
          <table:table-cell table:style-name="ACE-0xbaae28" office:value-type="string">
            <text:p>CONTROL I/O terminals</text:p>
          </table:table-cell>
          <table:table-cell table:number-columns-repeated="252" table:style-name="ACE-0xbaabe8"/>
        </table:table-row>
        <table:table-row table:style-name="AROW-0">
          <table:table-cell table:style-name="ACE-0xbab068" office:value-type="string">
            <text:p>SE19/10H</text:p>
          </table:table-cell>
          <table:table-cell table:style-name="ACE-0xbab4e8"/>
          <table:table-cell table:style-name="ACE-0xbab728"/>
          <table:table-cell table:style-name="ACE-0xbab188" office:value-type="string">
            <text:p>C1</text:p>
          </table:table-cell>
          <table:table-cell table:style-name="ACE-0xbab4e8" office:value-type="string">
            <text:p>Mux1</text:p>
          </table:table-cell>
          <table:table-cell table:style-name="ACE-0xbab4e8" office:value-type="string">
            <text:p>RES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20/10L</text:p>
          </table:table-cell>
          <table:table-cell table:style-name="ACE-0xbab4e8"/>
          <table:table-cell table:style-name="ACE-0xbab728"/>
          <table:table-cell table:style-name="ACE-0xbab068" office:value-type="string">
            <text:p>C2</text:p>
          </table:table-cell>
          <table:table-cell table:style-name="ACE-0xbab4e8" office:value-type="string">
            <text:p>Mux1</text:p>
          </table:table-cell>
          <table:table-cell table:style-name="ACE-0xbab4e8" office:value-type="string">
            <text:p>CLK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/>
          <table:table-cell table:style-name="ACE-0xbab728"/>
          <table:table-cell table:style-name="ACE-0xbab068" office:value-type="string">
            <text:p>C3</text:p>
          </table:table-cell>
          <table:table-cell table:style-name="ACE-0xbab4e8" office:value-type="string">
            <text:p>Mux2</text:p>
          </table:table-cell>
          <table:table-cell table:style-name="ACE-0xbab4e8" office:value-type="string">
            <text:p>RES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21/11H</text:p>
          </table:table-cell>
          <table:table-cell table:style-name="ACE-0xbab4e8"/>
          <table:table-cell table:style-name="ACE-0xbab728"/>
          <table:table-cell table:style-name="ACE-0xbab068" office:value-type="string">
            <text:p>C4</text:p>
          </table:table-cell>
          <table:table-cell table:style-name="ACE-0xbab4e8" office:value-type="string">
            <text:p>Mux2</text:p>
          </table:table-cell>
          <table:table-cell table:style-name="ACE-0xbab4e8" office:value-type="string">
            <text:p>CLK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22/11L</text:p>
          </table:table-cell>
          <table:table-cell table:style-name="ACE-0xbab4e8"/>
          <table:table-cell table:style-name="ACE-0xbab728"/>
          <table:table-cell table:style-name="ACE-0xbab0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/>
          <table:table-cell table:style-name="ACE-0xbab728"/>
          <table:table-cell table:style-name="ACE-0xbab068" office:value-type="string">
            <text:p>C5</text:p>
          </table:table-cell>
          <table:table-cell table:style-name="ACE-0xbab4e8" office:value-type="string">
            <text:p>Mux1</text:p>
          </table:table-cell>
          <table:table-cell table:style-name="ACE-0xbab4e8" office:value-type="string">
            <text:p>COM Odd L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23/12H</text:p>
          </table:table-cell>
          <table:table-cell table:style-name="ACE-0xbab4e8"/>
          <table:table-cell table:style-name="ACE-0xbab728"/>
          <table:table-cell table:style-name="ACE-0xbab068" office:value-type="string">
            <text:p>C6</text:p>
          </table:table-cell>
          <table:table-cell table:style-name="ACE-0xbab4e8" office:value-type="string">
            <text:p>Mux2</text:p>
          </table:table-cell>
          <table:table-cell table:style-name="ACE-0xbab4e8" office:value-type="string">
            <text:p>COM Odd L</text:p>
          </table:table-cell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SE24/12L</text:p>
          </table:table-cell>
          <table:table-cell table:style-name="ACE-0xbab4e8"/>
          <table:table-cell table:style-name="ACE-0xbab728"/>
          <table:table-cell table:style-name="ACE-0xbab068" office:value-type="string">
            <text:p>C7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style-name="ACE-0xbab068" office:value-type="string">
            <text:p>gnd</text:p>
          </table:table-cell>
          <table:table-cell table:style-name="ACE-0xbab4e8"/>
          <table:table-cell table:style-name="ACE-0xbab728"/>
          <table:table-cell table:style-name="ACE-0xbab068" office:value-type="string">
            <text:p>C8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number-columns-repeated="3" table:style-name="ACE-0xbaabe8"/>
          <table:table-cell table:style-name="ACE-0xbab068" office:value-type="string">
            <text:p>GND</text:p>
          </table:table-cell>
          <table:table-cell table:number-columns-repeated="2" table:style-name="ACE-0xbab4e8"/>
          <table:table-cell table:number-columns-repeated="250" table:style-name="ACE-0xbaabe8"/>
        </table:table-row>
        <table:table-row table:style-name="AROW-0">
          <table:table-cell table:number-columns-repeated="256" table:style-name="ACE-0xbaabe8"/>
        </table:table-row>
        <table:table-row table:style-name="AROW-0">
          <table:table-cell table:number-columns-repeated="64" table:style-name="ACE-0xbaabe8"/>
          <table:table-cell table:number-columns-repeated="192" table:style-name="ACE-0xbaabe8"/>
        </table:table-row>
        <table:table-row table:style-name="AROW-0" table:number-rows-repeated="191">
          <table:table-cell table:number-columns-repeated="64" table:style-name="ACE-0xbaabe8"/>
          <table:table-cell table:number-columns-repeated="192" table:style-name="ACE-0xbaabe8"/>
        </table:table-row>
        <table:table-row table:style-name="AROW-0">
          <table:table-cell table:number-columns-repeated="64" table:style-name="ACE-0xbaabe8"/>
          <table:table-cell table:number-columns-repeated="192" table:style-name="ACE-0xbaabe8"/>
        </table:table-row>
        <table:table-row table:style-name="AROW-0" table:number-rows-repeated="65279">
          <table:table-cell table:number-columns-repeated="64" table:style-name="ACE-0xbaabe8"/>
          <table:table-cell table:number-columns-repeated="192" table:style-name="ACE-0xbaab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user-defined meta:name="gsf:security" meta:type="string">0</meta:user-defined>
    <meta:user-defined meta:name="gsf:links-dirty" meta:type="string">f</meta:user-defined>
    <meta:creation-date>2009-10-16T04:11:27Z</meta:creation-date>
    <meta:user-defined meta:name="gsf:last-saved-by" meta:type="string">Gregory Maurer</meta:user-defined>
    <meta:generator>gnumeric/1.10.1</meta:generator>
    <meta:print-date>2009-11-04T19:10:00Z</meta:print-date>
    <meta:user-defined meta:name="gsf:document-parts" meta:type="string"/>
    <meta:user-defined meta:name="gsf:scale" meta:type="string">f</meta:user-defined>
    <meta:user-defined meta:name="msole:unknown-doc-22" meta:type="string">f</meta:user-defined>
    <dc:date>2009-11-04T19:11:55Z</dc:date>
    <meta:user-defined meta:name="msole:unknown-doc-23" meta:type="string">662216</meta:user-defined>
    <meta:user-defined meta:name="dc:publisher" meta:type="string">University of Utah</meta:user-defined>
    <meta:user-defined meta:name="gsf:heading-pairs" meta:type="string"/>
    <dc:creator>Gregory Maurer</dc:creator>
    <meta:user-defined meta:name="msole:unknown-doc-19" meta:type="string">f</meta:user-defined>
    <meta:user-defined meta:name="msole:codepage" meta:type="string">1252</meta:user-defined>
  </office:meta>
</office:document-meta>
</file>